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.702cm"/>
    </style:style>
    <style:style style:name="Tableau1.B" style:family="table-column">
      <style:table-column-properties style:column-width="1.697cm"/>
    </style:style>
    <style:style style:name="Tableau1.C" style:family="table-column">
      <style:table-column-properties style:column-width="2.011cm"/>
    </style:style>
    <style:style style:name="Tableau1.D" style:family="table-column">
      <style:table-column-properties style:column-width="1.39cm"/>
    </style:style>
    <style:style style:name="Tableau1.E" style:family="table-column">
      <style:table-column-properties style:column-width="1.7cm"/>
    </style:style>
    <style:style style:name="Tableau1.F" style:family="table-column">
      <style:table-column-properties style:column-width="1.699cm"/>
    </style:style>
    <style:style style:name="Tableau1.G" style:family="table-column">
      <style:table-column-properties style:column-width="1.796cm"/>
    </style:style>
    <style:style style:name="Tableau1.H" style:family="table-column">
      <style:table-column-properties style:column-width="5.001cm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H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609cm" style:rel-column-width="17767*"/>
    </style:style>
    <style:style style:name="Tableau2.B" style:family="table-column">
      <style:table-column-properties style:column-width="5.881cm" style:rel-column-width="22670*"/>
    </style:style>
    <style:style style:name="Tableau2.C" style:family="table-column">
      <style:table-column-properties style:column-width="6.511cm" style:rel-column-width="25098*"/>
    </style:style>
    <style:style style:name="Tableau2.A1" style:family="table-cell">
      <style:table-cell-properties fo:background-color="#ffaa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aa95" fo:padding="0.097cm" fo:border="0.5pt solid #000000" style:writing-mode="page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609cm" style:rel-column-width="17767*"/>
    </style:style>
    <style:style style:name="Tableau3.B" style:family="table-column">
      <style:table-column-properties style:column-width="12.391cm" style:rel-column-width="47768*"/>
    </style:style>
    <style:style style:name="Tableau3.A1" style:family="table-cell">
      <style:table-cell-properties fo:background-color="#ffaa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#ffaa95" fo:padding="0.097cm" fo:border="0.5pt solid #000000" style:writing-mode="page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3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609cm" style:rel-column-width="17767*"/>
    </style:style>
    <style:style style:name="Tableau4.B" style:family="table-column">
      <style:table-column-properties style:column-width="12.391cm" style:rel-column-width="47768*"/>
    </style:style>
    <style:style style:name="Tableau4.A1" style:family="table-cell">
      <style:table-cell-properties fo:background-color="#ffaa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#ffaa95" fo:padding="0.097cm" fo:border="0.5pt solid #000000" style:writing-mode="page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4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4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4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4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language="en" fo:country="GB" fo:font-weight="bold" officeooo:rsid="00144f36" officeooo:paragraph-rsid="00144f36" style:font-weight-asian="bold" style:font-weight-complex="bold"/>
    </style:style>
    <style:style style:name="P2" style:family="paragraph" style:parent-style-name="Standard">
      <style:text-properties fo:language="en" fo:country="GB" fo:font-style="italic" fo:font-weight="bold" officeooo:rsid="00144f36" officeooo:paragraph-rsid="00144f36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en" fo:country="GB" fo:font-style="italic" style:text-underline-style="solid" style:text-underline-width="auto" style:text-underline-color="font-color" fo:font-weight="normal" officeooo:rsid="0023374f" officeooo:paragraph-rsid="0023374f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en" fo:country="GB" fo:font-style="italic" style:text-underline-style="solid" style:text-underline-width="auto" style:text-underline-color="font-color" fo:font-weight="normal" officeooo:rsid="0023374f" officeooo:paragraph-rsid="0023374f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language="en" fo:country="GB" fo:font-style="italic" style:text-underline-style="solid" style:text-underline-width="auto" style:text-underline-color="font-color" fo:font-weight="normal" officeooo:rsid="007ea7a7" officeooo:paragraph-rsid="007ea7a7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language="en" fo:country="GB" fo:font-style="italic" style:text-underline-style="solid" style:text-underline-width="auto" style:text-underline-color="font-color" fo:font-weight="normal" officeooo:rsid="007ea7a7" officeooo:paragraph-rsid="008bb99d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GB" fo:font-style="italic" style:text-underline-style="solid" style:text-underline-width="auto" style:text-underline-color="font-color" fo:font-weight="normal" officeooo:rsid="007ea7a7" officeooo:paragraph-rsid="008bb99d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GB" fo:font-style="italic" style:text-underline-style="solid" style:text-underline-width="auto" style:text-underline-color="font-color" fo:font-weight="normal" officeooo:rsid="007ea7a7" officeooo:paragraph-rsid="007ea7a7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language="en" fo:country="GB" fo:font-style="italic" style:text-underline-style="solid" style:text-underline-width="auto" style:text-underline-color="font-color" fo:font-weight="normal" officeooo:rsid="007ea7a7" officeooo:paragraph-rsid="00ad91c4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language="en" fo:country="GB" fo:font-style="normal" fo:font-weight="bold" officeooo:rsid="00161bf2" officeooo:paragraph-rsid="00161bf2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break-before="page"/>
      <style:text-properties fo:language="en" fo:country="GB" fo:font-style="normal" fo:font-weight="bold" officeooo:rsid="00161bf2" officeooo:paragraph-rsid="00161bf2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language="en" fo:country="GB" fo:font-style="normal" fo:font-weight="bold" officeooo:rsid="005cfd72" officeooo:paragraph-rsid="00ad91c4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language="en" fo:country="GB" fo:font-style="normal" fo:font-weight="normal" officeooo:rsid="003d8aa0" officeooo:paragraph-rsid="003d8aa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GB" fo:font-style="normal" fo:font-weight="normal" officeooo:rsid="005cfd72" officeooo:paragraph-rsid="005cfd7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GB" fo:font-style="normal" style:text-underline-style="solid" style:text-underline-width="auto" style:text-underline-color="font-color" fo:font-weight="normal" officeooo:rsid="007ea7a7" officeooo:paragraph-rsid="007ea7a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n" fo:country="GB" fo:font-style="normal" style:text-underline-style="solid" style:text-underline-width="auto" style:text-underline-color="font-color" fo:font-weight="normal" officeooo:rsid="00144f36" officeooo:paragraph-rsid="00144f3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GB" fo:font-style="normal" style:text-underline-style="none" fo:font-weight="normal" officeooo:rsid="0023374f" officeooo:paragraph-rsid="0023374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language="en" fo:country="GB" fo:font-style="normal" style:text-underline-style="none" fo:font-weight="normal" officeooo:rsid="0023374f" officeooo:paragraph-rsid="0023374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23374f" officeooo:paragraph-rsid="0023374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26c4d3" officeooo:paragraph-rsid="0026c4d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2d9cc4" officeooo:paragraph-rsid="002d9cc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language="en" fo:country="GB" fo:font-style="normal" style:text-underline-style="none" fo:font-weight="normal" officeooo:rsid="002d9cc4" officeooo:paragraph-rsid="002d9cc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937d01" officeooo:paragraph-rsid="00937d0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798ca5" officeooo:paragraph-rsid="00798ca5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798ca5" officeooo:paragraph-rsid="00a6e82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798ca5" officeooo:paragraph-rsid="00d3b9d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316702" officeooo:paragraph-rsid="0031670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ceae6c" officeooo:paragraph-rsid="00ceae6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0ac789f" officeooo:paragraph-rsid="00e6d27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language="en" fo:country="GB" fo:font-style="normal" style:text-underline-style="none" fo:font-weight="normal" officeooo:rsid="00e288d9" officeooo:paragraph-rsid="00e4546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language="en" fo:country="GB" fo:font-style="normal" style:text-underline-style="none" fo:font-weight="normal" officeooo:rsid="0101006e" officeooo:paragraph-rsid="0101006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en" fo:country="GB" fo:font-style="normal" style:text-underline-style="none" fo:font-weight="normal" officeooo:rsid="0101d126" officeooo:paragraph-rsid="0101d12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GB" fo:font-style="normal" style:text-underline-style="none" fo:font-weight="bold" officeooo:rsid="00161bf2" officeooo:paragraph-rsid="001ec3c5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break-before="page"/>
      <style:text-properties fo:language="en" fo:country="GB" fo:font-style="normal" style:text-underline-style="none" fo:font-weight="bold" officeooo:rsid="00161bf2" officeooo:paragraph-rsid="00eacbf5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language="en" fo:country="GB" fo:font-style="normal" style:text-underline-style="none" fo:font-weight="bold" officeooo:rsid="00e222c4" officeooo:paragraph-rsid="00e45460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fo:language="en" fo:country="GB" fo:font-style="normal" style:text-underline-style="none" fo:font-weight="bold" officeooo:rsid="00e222c4" officeooo:paragraph-rsid="0101006e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ff0000" loext:opacity="100%" fo:language="en" fo:country="GB" fo:font-style="normal" style:text-underline-style="none" fo:font-weight="bold" officeooo:rsid="0023374f" officeooo:paragraph-rsid="0023374f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0pt" fo:language="en" fo:country="GB" fo:font-style="normal" style:text-underline-style="none" fo:font-weight="normal" officeooo:rsid="00161bf2" officeooo:paragraph-rsid="0041072f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4da3bf" officeooo:paragraph-rsid="004da3bf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505c65" officeooo:paragraph-rsid="00505c65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505c65" officeooo:paragraph-rsid="0051b39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43963b" officeooo:paragraph-rsid="0043963b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428355" officeooo:paragraph-rsid="0042835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58ce0a" officeooo:paragraph-rsid="0058ce0a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4ed2de" officeooo:paragraph-rsid="004da3bf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58b59b" officeooo:paragraph-rsid="0058b59b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3d8aa0" officeooo:paragraph-rsid="003d8aa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weight="bold" officeooo:rsid="003f0d8d" officeooo:paragraph-rsid="003f0d8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3d8aa0" officeooo:paragraph-rsid="003d8aa0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045670e" officeooo:paragraph-rsid="0045670e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8a36fe" officeooo:paragraph-rsid="008a36fe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style="normal" officeooo:rsid="0043963b" officeooo:paragraph-rsid="0043963b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ize="14pt" fo:language="en" fo:country="GB" fo:font-weight="bold" officeooo:rsid="0016cfc1" officeooo:paragraph-rsid="0016cfc1" style:font-size-asian="14pt" style:font-weight-asian="bold" style:font-size-complex="14pt" style:font-weight-complex="bold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rsid="0041072f" officeooo:paragraph-rsid="0041072f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officeooo:rsid="0041072f" officeooo:paragraph-rsid="0041072f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fo:font-size="10pt" officeooo:rsid="0046b1ea" officeooo:paragraph-rsid="0046b1ea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officeooo:paragraph-rsid="00497a1a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officeooo:rsid="004da3bf" officeooo:paragraph-rsid="004da3bf"/>
    </style:style>
    <style:style style:name="P6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paragraph-rsid="00ad91c4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paragraph-rsid="00eacbf5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ad91c4" officeooo:paragraph-rsid="00ad91c4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ad91c4" officeooo:paragraph-rsid="00eacbf5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202122" loext:opacity="100%" style:font-name="Liberation Serif" fo:font-size="12pt" fo:letter-spacing="normal" fo:language="en" fo:country="GB" fo:font-style="normal" style:text-underline-style="none" fo:font-weight="bold" officeooo:rsid="003934a1" officeooo:paragraph-rsid="003934a1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202122" loext:opacity="100%" style:font-name="Liberation Serif" fo:font-size="12pt" fo:letter-spacing="normal" fo:language="en" fo:country="GB" fo:font-style="normal" style:text-underline-style="none" fo:font-weight="normal" officeooo:rsid="003a15f7" officeooo:paragraph-rsid="003a15f7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officeooo:rsid="00ac789f" officeooo:paragraph-rsid="00ac789f"/>
    </style:style>
    <style:style style:name="P68" style:family="paragraph" style:parent-style-name="Table_20_Contents">
      <style:paragraph-properties fo:text-align="justify" style:justify-single-word="false"/>
      <style:text-properties officeooo:rsid="00b48f72" officeooo:paragraph-rsid="00b48f72"/>
    </style:style>
    <style:style style:name="P69" style:family="paragraph" style:parent-style-name="Table_20_Contents">
      <style:paragraph-properties fo:text-align="justify" style:justify-single-word="false"/>
      <style:text-properties officeooo:rsid="00b48f72" officeooo:paragraph-rsid="00bc3882"/>
    </style:style>
    <style:style style:name="P70" style:family="paragraph" style:parent-style-name="Table_20_Contents">
      <style:paragraph-properties fo:text-align="justify" style:justify-single-word="false"/>
      <style:text-properties officeooo:rsid="00b48f72" officeooo:paragraph-rsid="00bd6f1c"/>
    </style:style>
    <style:style style:name="P71" style:family="paragraph" style:parent-style-name="Table_20_Contents">
      <style:paragraph-properties fo:text-align="justify" style:justify-single-word="false"/>
      <style:text-properties officeooo:rsid="00b48f72" officeooo:paragraph-rsid="00be6bc7"/>
    </style:style>
    <style:style style:name="P72" style:family="paragraph" style:parent-style-name="Table_20_Contents">
      <style:paragraph-properties fo:text-align="justify" style:justify-single-word="false"/>
      <style:text-properties officeooo:rsid="00b48f72" officeooo:paragraph-rsid="00eacbf5"/>
    </style:style>
    <style:style style:name="P73" style:family="paragraph" style:parent-style-name="Table_20_Contents">
      <style:paragraph-properties fo:text-align="justify" style:justify-single-word="false"/>
      <style:text-properties officeooo:rsid="00b48f72" officeooo:paragraph-rsid="00f29919"/>
    </style:style>
    <style:style style:name="P74" style:family="paragraph" style:parent-style-name="Table_20_Contents">
      <style:paragraph-properties fo:text-align="justify" style:justify-single-word="false"/>
      <style:text-properties officeooo:rsid="00b48f72" officeooo:paragraph-rsid="00f59b45"/>
    </style:style>
    <style:style style:name="P75" style:family="paragraph" style:parent-style-name="Table_20_Contents">
      <style:paragraph-properties fo:text-align="justify" style:justify-single-word="false"/>
      <style:text-properties officeooo:rsid="00b48f72" officeooo:paragraph-rsid="00f5d00e"/>
    </style:style>
    <style:style style:name="P76" style:family="paragraph" style:parent-style-name="Table_20_Contents">
      <style:paragraph-properties fo:text-align="justify" style:justify-single-word="false"/>
      <style:text-properties officeooo:rsid="00b48f72" officeooo:paragraph-rsid="00fd43b9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2pt" officeooo:rsid="00a9524e" officeooo:paragraph-rsid="00ac789f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2pt" officeooo:rsid="00a65eb7" officeooo:paragraph-rsid="00a65eb7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2pt" fo:language="en" fo:country="GB" fo:font-style="normal" style:text-underline-style="none" fo:font-weight="normal" officeooo:rsid="00ac789f" officeooo:paragraph-rsid="00e6d276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2pt" fo:language="en" fo:country="GB" fo:font-style="normal" style:text-underline-style="none" fo:font-weight="normal" officeooo:rsid="00ac789f" officeooo:paragraph-rsid="00eacbf5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en" fo:country="GB" fo:font-style="normal" style:text-underline-style="none" fo:font-weight="normal" officeooo:rsid="00316702" officeooo:paragraph-rsid="00316702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en" fo:country="GB" fo:font-style="normal" style:text-underline-style="none" fo:font-weight="normal" officeooo:rsid="003934a1" officeooo:paragraph-rsid="003934a1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2">
      <style:paragraph-properties fo:text-align="justify" style:justify-single-word="false"/>
      <style:text-properties style:font-name="Liberation Serif" fo:font-size="12pt" fo:language="en" fo:country="GB" fo:font-style="normal" style:text-underline-style="none" fo:font-weight="normal" officeooo:rsid="003bdf67" officeooo:paragraph-rsid="003bdf67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5">
      <style:paragraph-properties fo:text-align="center" style:justify-single-word="false"/>
      <style:text-properties style:font-name="Liberation Serif" fo:font-size="12pt" officeooo:rsid="00a4b99e" officeooo:paragraph-rsid="00a0d98a" style:font-size-asian="12pt" style:font-size-complex="12pt"/>
    </style:style>
    <style:style style:name="P85" style:family="paragraph" style:parent-style-name="Standard" style:list-style-name="L3">
      <style:paragraph-properties fo:text-align="justify" style:justify-single-word="false"/>
      <style:text-properties fo:language="en" fo:country="GB" fo:font-style="normal" style:text-underline-style="none" fo:font-weight="normal" officeooo:rsid="0026c4d3" officeooo:paragraph-rsid="0026c4d3" style:font-style-asian="normal" style:font-weight-asian="normal" style:font-style-complex="normal" style:font-weight-complex="normal"/>
    </style:style>
    <style:style style:name="P86" style:family="paragraph" style:parent-style-name="Standard" style:list-style-name="L5">
      <style:paragraph-properties fo:text-align="justify" style:justify-single-word="false"/>
      <style:text-properties fo:language="en" fo:country="GB" fo:font-style="normal" style:text-underline-style="none" fo:font-weight="normal" officeooo:rsid="00937d01" officeooo:paragraph-rsid="00937d01" style:font-style-asian="normal" style:font-weight-asian="normal" style:font-style-complex="normal" style:font-weight-complex="normal"/>
    </style:style>
    <style:style style:name="P87" style:family="paragraph" style:parent-style-name="Standard" style:list-style-name="L5">
      <style:paragraph-properties fo:text-align="justify" style:justify-single-word="false"/>
      <style:text-properties fo:language="en" fo:country="GB" fo:font-style="normal" style:text-underline-style="none" fo:font-weight="normal" officeooo:rsid="009f07da" officeooo:paragraph-rsid="009f07da" style:font-style-asian="normal" style:font-weight-asian="normal" style:font-style-complex="normal" style:font-weight-complex="normal"/>
    </style:style>
    <style:style style:name="P88" style:family="paragraph" style:parent-style-name="Standard" style:list-style-name="L6">
      <style:paragraph-properties fo:text-align="justify" style:justify-single-word="false"/>
      <style:text-properties fo:language="en" fo:country="GB" fo:font-style="normal" style:text-underline-style="none" fo:font-weight="normal" officeooo:rsid="00d02de2" officeooo:paragraph-rsid="00d02de2" style:font-style-asian="normal" style:font-weight-asian="normal" style:font-style-complex="normal" style:font-weight-complex="normal"/>
    </style:style>
    <style:style style:name="P89" style:family="paragraph" style:parent-style-name="Standard" style:list-style-name="L6">
      <style:paragraph-properties fo:text-align="justify" style:justify-single-word="false"/>
      <style:text-properties fo:language="en" fo:country="GB" fo:font-style="normal" style:text-underline-style="none" fo:font-weight="normal" officeooo:rsid="00d3b9d7" officeooo:paragraph-rsid="00d3b9d7" style:font-style-asian="normal" style:font-weight-asian="normal" style:font-style-complex="normal" style:font-weight-complex="normal"/>
    </style:style>
    <style:style style:name="P90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027595" officeooo:paragraph-rsid="01027595" style:font-style-asian="normal" style:font-weight-asian="normal" style:font-style-complex="normal" style:font-weight-complex="normal"/>
    </style:style>
    <style:style style:name="P91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04fae2" officeooo:paragraph-rsid="0104fae2" style:font-style-asian="normal" style:font-weight-asian="normal" style:font-style-complex="normal" style:font-weight-complex="normal"/>
    </style:style>
    <style:style style:name="P92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069807" officeooo:paragraph-rsid="010bc3fb" style:font-style-asian="normal" style:font-weight-asian="normal" style:font-style-complex="normal" style:font-weight-complex="normal"/>
    </style:style>
    <style:style style:name="P93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069807" officeooo:paragraph-rsid="010a8b29" style:font-style-asian="normal" style:font-weight-asian="normal" style:font-style-complex="normal" style:font-weight-complex="normal"/>
    </style:style>
    <style:style style:name="P94" style:family="paragraph" style:parent-style-name="Standard" style:list-style-name="L7">
      <style:paragraph-properties fo:text-align="center" style:justify-single-word="false"/>
      <style:text-properties fo:language="en" fo:country="GB" fo:font-style="normal" style:text-underline-style="none" fo:font-weight="normal" officeooo:rsid="01069807" officeooo:paragraph-rsid="010a8b29" style:font-style-asian="normal" style:font-weight-asian="normal" style:font-style-complex="normal" style:font-weight-complex="normal"/>
    </style:style>
    <style:style style:name="P95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07dc80" officeooo:paragraph-rsid="0107dc80" style:font-style-asian="normal" style:font-weight-asian="normal" style:font-style-complex="normal" style:font-weight-complex="normal"/>
    </style:style>
    <style:style style:name="P96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0fb5c8" officeooo:paragraph-rsid="010fb5c8" style:font-style-asian="normal" style:font-weight-asian="normal" style:font-style-complex="normal" style:font-weight-complex="normal"/>
    </style:style>
    <style:style style:name="P97" style:family="paragraph" style:parent-style-name="Standard" style:list-style-name="L7">
      <style:paragraph-properties fo:text-align="center" style:justify-single-word="false"/>
      <style:text-properties fo:language="en" fo:country="GB" fo:font-style="normal" style:text-underline-style="none" fo:font-weight="normal" officeooo:rsid="010fb5c8" officeooo:paragraph-rsid="010fb5c8" style:font-style-asian="normal" style:font-weight-asian="normal" style:font-style-complex="normal" style:font-weight-complex="normal"/>
    </style:style>
    <style:style style:name="P98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16add9" officeooo:paragraph-rsid="0116add9" style:font-style-asian="normal" style:font-weight-asian="normal" style:font-style-complex="normal" style:font-weight-complex="normal"/>
    </style:style>
    <style:style style:name="P99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183ab7" officeooo:paragraph-rsid="01183ab7" style:font-style-asian="normal" style:font-weight-asian="normal" style:font-style-complex="normal" style:font-weight-complex="normal"/>
    </style:style>
    <style:style style:name="P100" style:family="paragraph" style:parent-style-name="Standard" style:list-style-name="L7">
      <style:paragraph-properties fo:text-align="center" style:justify-single-word="false"/>
      <style:text-properties fo:language="en" fo:country="GB" fo:font-style="normal" style:text-underline-style="none" fo:font-weight="normal" officeooo:rsid="01183ab7" officeooo:paragraph-rsid="01183ab7" style:font-style-asian="normal" style:font-weight-asian="normal" style:font-style-complex="normal" style:font-weight-complex="normal"/>
    </style:style>
    <style:style style:name="P101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263cb4" officeooo:paragraph-rsid="01263cb4" style:font-style-asian="normal" style:font-weight-asian="normal" style:font-style-complex="normal" style:font-weight-complex="normal"/>
    </style:style>
    <style:style style:name="P102" style:family="paragraph" style:parent-style-name="Standard" style:list-style-name="L7">
      <style:paragraph-properties fo:text-align="justify" style:justify-single-word="false"/>
      <style:text-properties fo:language="en" fo:country="GB" fo:font-style="normal" style:text-underline-style="none" fo:font-weight="normal" officeooo:rsid="01263cb4" officeooo:paragraph-rsid="012c2047" style:font-style-asian="normal" style:font-weight-asian="normal" style:font-style-complex="normal" style:font-weight-complex="normal"/>
    </style:style>
    <style:style style:name="P103" style:family="paragraph" style:parent-style-name="Standard" style:list-style-name="L4">
      <style:text-properties fo:language="en" fo:country="GB" fo:font-style="normal" fo:font-weight="bold" officeooo:rsid="005cfd72" officeooo:paragraph-rsid="00681a08" style:font-style-asian="normal" style:font-weight-asian="bold" style:font-style-complex="normal" style:font-weight-complex="bold"/>
    </style:style>
    <style:style style:name="P104" style:family="paragraph" style:parent-style-name="Standard" style:list-style-name="L4">
      <style:text-properties fo:language="en" fo:country="GB" fo:font-style="normal" fo:font-weight="bold" officeooo:rsid="005cfd72" officeooo:paragraph-rsid="0069b23d" style:font-style-asian="normal" style:font-weight-asian="bold" style:font-style-complex="normal" style:font-weight-complex="bold"/>
    </style:style>
    <style:style style:name="P105" style:family="paragraph" style:parent-style-name="Standard" style:list-style-name="L4">
      <style:text-properties fo:language="en" fo:country="GB" fo:font-style="normal" fo:font-weight="bold" officeooo:rsid="005cfd72" officeooo:paragraph-rsid="006af481" style:font-style-asian="normal" style:font-weight-asian="bold" style:font-style-complex="normal" style:font-weight-complex="bold"/>
    </style:style>
    <style:style style:name="P106" style:family="paragraph" style:parent-style-name="Standard" style:list-style-name="L4">
      <style:text-properties fo:language="en" fo:country="GB" fo:font-style="normal" fo:font-weight="bold" officeooo:rsid="005cfd72" officeooo:paragraph-rsid="006ca502" style:font-style-asian="normal" style:font-weight-asian="bold" style:font-style-complex="normal" style:font-weight-complex="bold"/>
    </style:style>
    <style:style style:name="P107" style:family="paragraph" style:parent-style-name="Standard" style:list-style-name="L4">
      <style:text-properties fo:language="en" fo:country="GB" fo:font-style="normal" fo:font-weight="bold" officeooo:rsid="005cfd72" officeooo:paragraph-rsid="00ad91c4" style:font-style-asian="normal" style:font-weight-asian="bold" style:font-style-complex="normal" style:font-weight-complex="bold"/>
    </style:style>
    <style:style style:name="P108" style:family="paragraph" style:parent-style-name="Standard" style:list-style-name="L4">
      <style:text-properties fo:language="en" fo:country="GB" fo:font-style="normal" fo:font-weight="bold" officeooo:rsid="005cfd72" officeooo:paragraph-rsid="00eacbf5" style:font-style-asian="normal" style:font-weight-asian="bold" style:font-style-complex="normal" style:font-weight-complex="bold"/>
    </style:style>
    <style:style style:name="P109" style:family="paragraph" style:parent-style-name="Standard" style:list-style-name="L6">
      <style:paragraph-properties fo:text-align="justify" style:justify-single-word="false"/>
      <style:text-properties fo:language="en" fo:country="GB" fo:font-style="normal" fo:font-weight="normal" officeooo:rsid="00de0f51" officeooo:paragraph-rsid="00de0f51" style:font-style-asian="normal" style:font-weight-asian="normal" style:font-style-complex="normal" style:font-weight-complex="normal"/>
    </style:style>
    <style:style style:name="P110" style:family="paragraph" style:parent-style-name="Standard" style:list-style-name="L6">
      <style:paragraph-properties fo:text-align="center" style:justify-single-word="false"/>
      <style:text-properties fo:language="en" fo:country="GB" fo:font-style="normal" fo:font-weight="normal" officeooo:rsid="00de0f51" officeooo:paragraph-rsid="00de0f51" style:font-style-asian="normal" style:font-weight-asian="normal" style:font-style-complex="normal" style:font-weight-complex="normal"/>
    </style:style>
    <style:style style:name="P111" style:family="paragraph" style:parent-style-name="Standard" style:list-style-name="L5">
      <style:paragraph-properties fo:text-align="justify" style:justify-single-word="false"/>
      <style:text-properties officeooo:paragraph-rsid="00a0d98a"/>
    </style:style>
    <style:style style:name="P112" style:family="paragraph" style:parent-style-name="Standard" style:list-style-name="L5">
      <style:paragraph-properties fo:text-align="justify" style:justify-single-word="false"/>
      <style:text-properties officeooo:rsid="00a65eb7" officeooo:paragraph-rsid="00a65eb7"/>
    </style:style>
    <style:style style:name="T1" style:family="text">
      <style:text-properties officeooo:rsid="00192e18"/>
    </style:style>
    <style:style style:name="T2" style:family="text">
      <style:text-properties officeooo:rsid="001ec3c5"/>
    </style:style>
    <style:style style:name="T3" style:family="text">
      <style:text-properties officeooo:rsid="001fcfc2"/>
    </style:style>
    <style:style style:name="T4" style:family="text">
      <style:text-properties officeooo:rsid="0020dac6"/>
    </style:style>
    <style:style style:name="T5" style:family="text">
      <style:text-properties officeooo:rsid="0020f709"/>
    </style:style>
    <style:style style:name="T6" style:family="text">
      <style:text-properties fo:font-weight="normal" officeooo:rsid="0020f709" style:font-weight-asian="normal" style:font-weight-complex="normal"/>
    </style:style>
    <style:style style:name="T7" style:family="text">
      <style:text-properties fo:font-weight="normal" officeooo:rsid="00bc3882" style:font-weight-asian="normal" style:font-weight-complex="normal"/>
    </style:style>
    <style:style style:name="T8" style:family="text">
      <style:text-properties officeooo:rsid="002958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799ea0" style:font-weight-asian="bold" style:font-weight-complex="bold"/>
    </style:style>
    <style:style style:name="T11" style:family="text">
      <style:text-properties fo:font-weight="bold" officeooo:rsid="00a6e824" style:font-weight-asian="bold" style:font-weight-complex="bold"/>
    </style:style>
    <style:style style:name="T12" style:family="text">
      <style:text-properties fo:font-weight="bold" officeooo:rsid="00b8e743" style:font-weight-asian="bold" style:font-weight-complex="bold"/>
    </style:style>
    <style:style style:name="T13" style:family="text">
      <style:text-properties fo:font-weight="bold" officeooo:rsid="00bc3882" style:font-weight-asian="bold" style:font-weight-complex="bold"/>
    </style:style>
    <style:style style:name="T14" style:family="text">
      <style:text-properties fo:font-weight="bold" officeooo:rsid="00d431e4" style:font-weight-asian="bold" style:font-weight-complex="bold"/>
    </style:style>
    <style:style style:name="T15" style:family="text">
      <style:text-properties fo:font-weight="bold" officeooo:rsid="00da154c" style:font-weight-asian="bold" style:font-weight-complex="bold"/>
    </style:style>
    <style:style style:name="T16" style:family="text">
      <style:text-properties fo:font-weight="bold" officeooo:rsid="00d3b9d7" style:font-weight-asian="bold" style:font-weight-complex="bold"/>
    </style:style>
    <style:style style:name="T17" style:family="text">
      <style:text-properties fo:font-variant="normal" fo:text-transform="none" fo:color="#202122" loext:opacity="100%" fo:letter-spacing="normal"/>
    </style:style>
    <style:style style:name="T18" style:family="text">
      <style:text-properties fo:font-variant="normal" fo:text-transform="none" fo:color="#202122" loext:opacity="100%" fo:letter-spacing="normal" fo:font-weight="bold" style:font-weight-asian="bold" style:font-weight-complex="bold"/>
    </style:style>
    <style:style style:name="T19" style:family="text">
      <style:text-properties fo:font-variant="normal" fo:text-transform="none" fo:color="#202122" loext:opacity="100%" fo:letter-spacing="normal" fo:font-weight="bold" officeooo:rsid="003686b0" style:font-weight-asian="bold" style:font-weight-complex="bold"/>
    </style:style>
    <style:style style:name="T20" style:family="text">
      <style:text-properties fo:font-variant="normal" fo:text-transform="none" fo:color="#202122" loext:opacity="100%" fo:letter-spacing="normal" officeooo:rsid="003686b0"/>
    </style:style>
    <style:style style:name="T21" style:family="text">
      <style:text-properties fo:font-variant="normal" fo:text-transform="none" fo:letter-spacing="normal" fo:font-style="normal" fo:font-weight="normal" officeooo:rsid="00497a1a"/>
    </style:style>
    <style:style style:name="T22" style:family="text">
      <style:text-properties fo:font-variant="normal" fo:text-transform="none" fo:font-size="8pt" fo:letter-spacing="normal" fo:font-style="normal" fo:font-weight="normal" style:font-size-asian="8pt" style:font-size-complex="8pt"/>
    </style:style>
    <style:style style:name="T23" style:family="text">
      <style:text-properties fo:font-variant="normal" fo:text-transform="none" fo:font-size="8pt" fo:letter-spacing="normal" fo:font-style="normal" fo:font-weight="normal" officeooo:rsid="00497a1a" style:font-size-asian="8pt" style:font-size-complex="8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officeooo:rsid="003a15f7"/>
    </style:style>
    <style:style style:name="T26" style:family="text">
      <style:text-properties officeooo:rsid="00497a1a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8pt" officeooo:rsid="00497a1a" style:font-size-asian="8pt" style:font-size-complex="8pt"/>
    </style:style>
    <style:style style:name="T29" style:family="text">
      <style:text-properties style:text-position="super 58%"/>
    </style:style>
    <style:style style:name="T30" style:family="text">
      <style:text-properties officeooo:rsid="0051b393"/>
    </style:style>
    <style:style style:name="T31" style:family="text">
      <style:text-properties officeooo:rsid="00681a08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8bb99d"/>
    </style:style>
    <style:style style:name="T34" style:family="text">
      <style:text-properties officeooo:rsid="0093f74f"/>
    </style:style>
    <style:style style:name="T35" style:family="text">
      <style:text-properties officeooo:rsid="0097ca22"/>
    </style:style>
    <style:style style:name="T36" style:family="text">
      <style:text-properties officeooo:rsid="009bb313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name="Liberation Serif" fo:font-size="12pt" officeooo:rsid="00a4b99e" style:font-size-asian="12pt" style:font-size-complex="12pt"/>
    </style:style>
    <style:style style:name="T39" style:family="text">
      <style:text-properties style:font-name="Liberation Serif" fo:font-size="12pt" officeooo:rsid="00a9524e" style:font-size-asian="12pt" style:font-size-complex="12pt"/>
    </style:style>
    <style:style style:name="T40" style:family="text">
      <style:text-properties style:font-name="Liberation Serif" fo:font-size="12pt" officeooo:rsid="00e85856" style:font-size-asian="12pt" style:font-size-complex="12pt"/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fo:language="en" fo:country="GB" fo:font-style="normal" style:text-underline-style="none" fo:font-weight="normal" officeooo:rsid="00a0d98a" style:font-style-asian="normal" style:font-weight-asian="normal" style:font-style-complex="normal" style:font-weight-complex="normal"/>
    </style:style>
    <style:style style:name="T43" style:family="text">
      <style:text-properties fo:color="#000000" loext:opacity="100%" fo:language="en" fo:country="GB" fo:font-style="normal" style:text-underline-style="none" fo:font-weight="normal" officeooo:rsid="00a413e6" style:font-style-asian="normal" style:font-weight-asian="normal" style:font-style-complex="normal" style:font-weight-complex="normal"/>
    </style:style>
    <style:style style:name="T44" style:family="text">
      <style:text-properties fo:color="#000000" loext:opacity="100%" fo:language="en" fo:country="GB" fo:font-style="normal" style:text-underline-style="none" fo:font-weight="bold" officeooo:rsid="00a0d98a" style:font-style-asian="normal" style:font-weight-asian="bold" style:font-style-complex="normal" style:font-weight-complex="bold"/>
    </style:style>
    <style:style style:name="T45" style:family="text">
      <style:text-properties officeooo:rsid="00a6e824"/>
    </style:style>
    <style:style style:name="T46" style:family="text">
      <style:text-properties officeooo:rsid="00ae2d81"/>
    </style:style>
    <style:style style:name="T47" style:family="text">
      <style:text-properties officeooo:rsid="00ae6b8a"/>
    </style:style>
    <style:style style:name="T48" style:family="text">
      <style:text-properties officeooo:rsid="00b8e743"/>
    </style:style>
    <style:style style:name="T49" style:family="text">
      <style:text-properties officeooo:rsid="00bc3882"/>
    </style:style>
    <style:style style:name="T50" style:family="text">
      <style:text-properties officeooo:rsid="00be6bc7"/>
    </style:style>
    <style:style style:name="T51" style:family="text">
      <style:text-properties officeooo:rsid="00d16d9d"/>
    </style:style>
    <style:style style:name="T52" style:family="text">
      <style:text-properties officeooo:rsid="00d289a0"/>
    </style:style>
    <style:style style:name="T53" style:family="text">
      <style:text-properties officeooo:rsid="00d45a0c"/>
    </style:style>
    <style:style style:name="T54" style:family="text">
      <style:text-properties officeooo:rsid="00d7b1c6"/>
    </style:style>
    <style:style style:name="T55" style:family="text">
      <style:text-properties officeooo:rsid="00da154c"/>
    </style:style>
    <style:style style:name="T56" style:family="text">
      <style:text-properties officeooo:rsid="00dea91e"/>
    </style:style>
    <style:style style:name="T57" style:family="text">
      <style:text-properties officeooo:rsid="00ee0bc5"/>
    </style:style>
    <style:style style:name="T58" style:family="text">
      <style:text-properties officeooo:rsid="00eed4a1"/>
    </style:style>
    <style:style style:name="T59" style:family="text">
      <style:text-properties officeooo:rsid="00f167f7"/>
    </style:style>
    <style:style style:name="T60" style:family="text">
      <style:text-properties officeooo:rsid="00f192d0"/>
    </style:style>
    <style:style style:name="T61" style:family="text">
      <style:text-properties officeooo:rsid="00f59b45"/>
    </style:style>
    <style:style style:name="T62" style:family="text">
      <style:text-properties officeooo:rsid="00f5d00e"/>
    </style:style>
    <style:style style:name="T63" style:family="text">
      <style:text-properties officeooo:rsid="00f718d2"/>
    </style:style>
    <style:style style:name="T64" style:family="text">
      <style:text-properties officeooo:rsid="0101006e"/>
    </style:style>
    <style:style style:name="T65" style:family="text">
      <style:text-properties officeooo:rsid="010bc3fb"/>
    </style:style>
    <style:style style:name="T66" style:family="text">
      <style:text-properties officeooo:rsid="010efba7"/>
    </style:style>
    <style:style style:name="T67" style:family="text">
      <style:text-properties officeooo:rsid="010fb5c8"/>
    </style:style>
    <style:style style:name="T68" style:family="text">
      <style:text-properties officeooo:rsid="0116add9"/>
    </style:style>
    <style:style style:name="T69" style:family="text">
      <style:text-properties officeooo:rsid="0129bbce"/>
    </style:style>
    <style:style style:name="T70" style:family="text">
      <style:text-properties officeooo:rsid="012a3c90"/>
    </style:style>
    <style:style style:name="T71" style:family="text">
      <style:text-properties officeooo:rsid="012c2047"/>
    </style:style>
    <style:style style:name="T72" style:family="text">
      <style:text-properties officeooo:rsid="012f33ff"/>
    </style:style>
    <style:style style:name="T73" style:family="text">
      <style:text-properties officeooo:rsid="0131d918"/>
    </style:style>
    <style:style style:name="T74" style:family="text">
      <style:text-properties officeooo:rsid="0136ccc8"/>
    </style:style>
    <style:style style:name="T75" style:family="text">
      <style:text-properties officeooo:rsid="013783e0"/>
    </style:style>
    <style:style style:name="T76" style:family="text">
      <style:text-properties officeooo:rsid="0137fe92"/>
    </style:style>
    <style:style style:name="T77" style:family="text">
      <style:text-properties officeooo:rsid="013e99e9"/>
    </style:style>
    <style:style style:name="T78" style:family="text">
      <style:text-properties officeooo:rsid="0140cce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RAOP <text:span text:style-name="T6">(</text:span><text:span text:style-name="T5">R</text:span><text:span text:style-name="T6">isk</text:span><text:span text:style-name="T5">-A</text:span><text:span text:style-name="T6">ware </text:span><text:span text:style-name="T5">O</text:span><text:span text:style-name="T6">ption</text:span><text:span text:style-name="T5"> P</text:span><text:span text:style-name="T6">ricing)</text:span> – Theory</text:p>
      <text:p text:style-name="P1"/>
      <text:p text:style-name="P1"><text:span text:style-name="T1">1. </text:span>Options</text:p>
      <text:p text:style-name="P2"/>
      <text:p text:style-name="P13">Table summarizing the main options and the attributes that define them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Line2547446628048">
          <table:table-cell table:style-name="Tableau1.A1" office:value-type="string">
            <text:p text:style-name="P51">Name</text:p>
          </table:table-cell>
          <table:table-cell table:style-name="Tableau1.A1" office:value-type="string">
            <text:p text:style-name="P49">Type (put or call)</text:p>
          </table:table-cell>
          <table:table-cell table:style-name="Tableau1.A1" office:value-type="string">
            <text:p text:style-name="P47">Underlying price</text:p>
          </table:table-cell>
          <table:table-cell table:style-name="Tableau1.A1" office:value-type="string">
            <text:p text:style-name="P49">Strike price</text:p>
          </table:table-cell>
          <table:table-cell table:style-name="Tableau1.A1" office:value-type="string">
            <text:p text:style-name="P49">Risk free interest rate</text:p>
          </table:table-cell>
          <table:table-cell table:style-name="Tableau1.A1" office:value-type="string">
            <text:p text:style-name="P48">Time to maturity</text:p>
          </table:table-cell>
          <table:table-cell table:style-name="Tableau1.A1" office:value-type="string">
            <text:p text:style-name="P48">Volatility</text:p>
          </table:table-cell>
          <table:table-cell table:style-name="Tableau1.H1" office:value-type="string">
            <text:p text:style-name="P50">Specific attributes</text:p>
          </table:table-cell>
        </table:table-row>
        <table:table-row table:style-name="TableLine2547452610800">
          <table:table-cell table:style-name="Tableau1.A8" office:value-type="string">
            <text:p text:style-name="P38">European</text:p>
          </table:table-cell>
          <table:table-cell table:style-name="Tableau1.B2" office:value-type="string">
            <text:p text:style-name="P55">X</text:p>
          </table:table-cell>
          <table:table-cell table:style-name="Tableau1.C2" office:value-type="string">
            <text:p text:style-name="P55">X</text:p>
          </table:table-cell>
          <table:table-cell table:style-name="Tableau1.D2" office:value-type="string">
            <text:p text:style-name="P55">X</text:p>
          </table:table-cell>
          <table:table-cell table:style-name="Tableau1.E2" office:value-type="string">
            <text:p text:style-name="P55">X</text:p>
          </table:table-cell>
          <table:table-cell table:style-name="Tableau1.F8" office:value-type="string">
            <text:p text:style-name="P55">X</text:p>
          </table:table-cell>
          <table:table-cell table:style-name="Tableau1.G2" office:value-type="string">
            <text:p text:style-name="P55">X</text:p>
          </table:table-cell>
          <table:table-cell table:style-name="Tableau1.H2" office:value-type="string">
            <text:p text:style-name="P54">-</text:p>
          </table:table-cell>
        </table:table-row>
        <table:table-row table:style-name="TableLine2547452617424">
          <table:table-cell table:style-name="Tableau1.A9" office:value-type="string">
            <text:p text:style-name="P43">American</text:p>
          </table:table-cell>
          <table:table-cell table:style-name="Tableau1.B3" office:value-type="string">
            <text:p text:style-name="P55">X</text:p>
          </table:table-cell>
          <table:table-cell table:style-name="Tableau1.C3" office:value-type="string">
            <text:p text:style-name="P55">X</text:p>
          </table:table-cell>
          <table:table-cell table:style-name="Tableau1.D3" office:value-type="string">
            <text:p text:style-name="P55">X</text:p>
          </table:table-cell>
          <table:table-cell table:style-name="Tableau1.E3" office:value-type="string">
            <text:p text:style-name="P55">X</text:p>
          </table:table-cell>
          <table:table-cell table:style-name="Tableau1.F9" office:value-type="string">
            <text:p text:style-name="P55">X</text:p>
          </table:table-cell>
          <table:table-cell table:style-name="Tableau1.G3" office:value-type="string">
            <text:p text:style-name="P55">X</text:p>
          </table:table-cell>
          <table:table-cell table:style-name="Tableau1.H3" office:value-type="string">
            <text:p text:style-name="P54">-</text:p>
          </table:table-cell>
        </table:table-row>
        <table:table-row table:style-name="TableLine2547452618000">
          <table:table-cell table:style-name="Tableau1.A8" office:value-type="string">
            <text:p text:style-name="P42">Asian</text:p>
          </table:table-cell>
          <table:table-cell table:style-name="Tableau1.B4" office:value-type="string">
            <text:p text:style-name="P55">X</text:p>
          </table:table-cell>
          <table:table-cell table:style-name="Tableau1.C4" office:value-type="string">
            <text:p text:style-name="P55">X</text:p>
          </table:table-cell>
          <table:table-cell table:style-name="Tableau1.D4" office:value-type="string">
            <text:p text:style-name="P55">X</text:p>
          </table:table-cell>
          <table:table-cell table:style-name="Tableau1.E4" office:value-type="string">
            <text:p text:style-name="P55">X</text:p>
          </table:table-cell>
          <table:table-cell table:style-name="Tableau1.F8" office:value-type="string">
            <text:p text:style-name="P55">X</text:p>
          </table:table-cell>
          <table:table-cell table:style-name="Tableau1.G4" office:value-type="string">
            <text:p text:style-name="P56">X</text:p>
          </table:table-cell>
          <table:table-cell table:style-name="Tableau1.H4" office:value-type="string">
            <text:p text:style-name="P57">Averaging period, Averaging method</text:p>
          </table:table-cell>
        </table:table-row>
        <table:table-row table:style-name="TableLine2547452616848">
          <table:table-cell table:style-name="Tableau1.A9" office:value-type="string">
            <text:p text:style-name="P52">Barrier</text:p>
          </table:table-cell>
          <table:table-cell table:style-name="Tableau1.B5" office:value-type="string">
            <text:p text:style-name="P55">X</text:p>
          </table:table-cell>
          <table:table-cell table:style-name="Tableau1.C5" office:value-type="string">
            <text:p text:style-name="P55">X</text:p>
          </table:table-cell>
          <table:table-cell table:style-name="Tableau1.D5" office:value-type="string">
            <text:p text:style-name="P55">X</text:p>
          </table:table-cell>
          <table:table-cell table:style-name="Tableau1.E5" office:value-type="string">
            <text:p text:style-name="P55">X</text:p>
          </table:table-cell>
          <table:table-cell table:style-name="Tableau1.F9" office:value-type="string">
            <text:p text:style-name="P55">X</text:p>
          </table:table-cell>
          <table:table-cell table:style-name="Tableau1.G5" office:value-type="string">
            <text:p text:style-name="P56">X</text:p>
          </table:table-cell>
          <table:table-cell table:style-name="Tableau1.H5" office:value-type="string">
            <text:p text:style-name="P58"><text:span text:style-name="T26">Barrier type </text:span><text:span text:style-name="T28">(</text:span><text:span text:style-name="T22">up-and-out, up-and-in, down-and-out, or down-and-in</text:span><text:span text:style-name="T23">)</text:span><text:span text:style-name="T21">, Barrier level, Barrier observation frequency</text:span></text:p>
          </table:table-cell>
        </table:table-row>
        <table:table-row table:style-name="TableLine2547452609936">
          <table:table-cell table:style-name="Tableau1.A8" office:value-type="string">
            <text:p text:style-name="P42">Look back</text:p>
          </table:table-cell>
          <table:table-cell table:style-name="Tableau1.B6" office:value-type="string">
            <text:p text:style-name="P59">X</text:p>
          </table:table-cell>
          <table:table-cell table:style-name="Tableau1.C6" office:value-type="string">
            <text:p text:style-name="P54">-</text:p>
          </table:table-cell>
          <table:table-cell table:style-name="Tableau1.D6" office:value-type="string">
            <text:p text:style-name="P54">-</text:p>
          </table:table-cell>
          <table:table-cell table:style-name="Tableau1.E6" office:value-type="string">
            <text:p text:style-name="P59">X</text:p>
          </table:table-cell>
          <table:table-cell table:style-name="Tableau1.F8" office:value-type="string">
            <text:p text:style-name="P59">X</text:p>
          </table:table-cell>
          <table:table-cell table:style-name="Tableau1.G6" office:value-type="string">
            <text:p text:style-name="P59">X</text:p>
          </table:table-cell>
          <table:table-cell table:style-name="Tableau1.H6" office:value-type="string">
            <text:p text:style-name="P39">Look back type <text:span text:style-name="T27">(fixed or floating)</text:span>, Look back period</text:p>
          </table:table-cell>
        </table:table-row>
        <table:table-row table:style-name="TableLine2547452613104">
          <table:table-cell table:style-name="Tableau1.A9" office:value-type="string">
            <text:p text:style-name="P42">Binary</text:p>
          </table:table-cell>
          <table:table-cell table:style-name="Tableau1.B7" office:value-type="string">
            <text:p text:style-name="P55">X</text:p>
          </table:table-cell>
          <table:table-cell table:style-name="Tableau1.C7" office:value-type="string">
            <text:p text:style-name="P55">X</text:p>
          </table:table-cell>
          <table:table-cell table:style-name="Tableau1.D7" office:value-type="string">
            <text:p text:style-name="P55">X</text:p>
          </table:table-cell>
          <table:table-cell table:style-name="Tableau1.E7" office:value-type="string">
            <text:p text:style-name="P55">X</text:p>
          </table:table-cell>
          <table:table-cell table:style-name="Tableau1.F9" office:value-type="string">
            <text:p text:style-name="P55">X</text:p>
          </table:table-cell>
          <table:table-cell table:style-name="Tableau1.G7" office:value-type="string">
            <text:p text:style-name="P56">X</text:p>
          </table:table-cell>
          <table:table-cell table:style-name="Tableau1.H7" office:value-type="string">
            <text:p text:style-name="P45">Binary payout</text:p>
          </table:table-cell>
        </table:table-row>
        <table:table-row table:style-name="TableLine2547452616272">
          <table:table-cell table:style-name="Tableau1.A8" office:value-type="string">
            <text:p text:style-name="P42">Spread</text:p>
          </table:table-cell>
          <table:table-cell table:style-name="Tableau1.B8" office:value-type="string">
            <text:p text:style-name="P55">X</text:p>
          </table:table-cell>
          <table:table-cell table:style-name="Tableau1.C8" office:value-type="string">
            <text:p text:style-name="P55">-</text:p>
          </table:table-cell>
          <table:table-cell table:style-name="Tableau1.D8" office:value-type="string">
            <text:p text:style-name="P55">X</text:p>
          </table:table-cell>
          <table:table-cell table:style-name="Tableau1.E8" office:value-type="string">
            <text:p text:style-name="P55">X</text:p>
          </table:table-cell>
          <table:table-cell table:style-name="Tableau1.F8" office:value-type="string">
            <text:p text:style-name="P55">X</text:p>
          </table:table-cell>
          <table:table-cell table:style-name="Tableau1.G8" office:value-type="string">
            <text:p text:style-name="P56">X</text:p>
          </table:table-cell>
          <table:table-cell table:style-name="Tableau1.H8" office:value-type="string">
            <text:p text:style-name="P40">Underlying price of the 1<text:span text:style-name="T29">st</text:span> asset, Underlying price of the 2<text:span text:style-name="T29">nd</text:span> asset</text:p>
          </table:table-cell>
        </table:table-row>
        <table:table-row table:style-name="TableLine2547452596400">
          <table:table-cell table:style-name="Tableau1.A9" office:value-type="string">
            <text:p text:style-name="P42">Exchange</text:p>
          </table:table-cell>
          <table:table-cell table:style-name="Tableau1.B9" office:value-type="string">
            <text:p text:style-name="P55">X</text:p>
          </table:table-cell>
          <table:table-cell table:style-name="Tableau1.C9" office:value-type="string">
            <text:p text:style-name="P55">-</text:p>
          </table:table-cell>
          <table:table-cell table:style-name="Tableau1.D9" office:value-type="string">
            <text:p text:style-name="P55">X</text:p>
          </table:table-cell>
          <table:table-cell table:style-name="Tableau1.E9" office:value-type="string">
            <text:p text:style-name="P55">X</text:p>
          </table:table-cell>
          <table:table-cell table:style-name="Tableau1.F9" office:value-type="string">
            <text:p text:style-name="P55">X</text:p>
          </table:table-cell>
          <table:table-cell table:style-name="Tableau1.G9" office:value-type="string">
            <text:p text:style-name="P56">X</text:p>
          </table:table-cell>
          <table:table-cell table:style-name="Tableau1.H9" office:value-type="string">
            <text:p text:style-name="P41">Underlying price of the 1<text:span text:style-name="T29">st</text:span> asset, Underlying price of the 2<text:span text:style-name="T29">nd</text:span> asset, <text:span text:style-name="T30">Exchange rate</text:span></text:p>
          </table:table-cell>
        </table:table-row>
        <table:table-row table:style-name="TableLine2547452592368">
          <table:table-cell table:style-name="Tableau1.A10" office:value-type="string">
            <text:p text:style-name="P42">Chooser</text:p>
          </table:table-cell>
          <table:table-cell table:style-name="Tableau1.B10" office:value-type="string">
            <text:p text:style-name="P55">X</text:p>
          </table:table-cell>
          <table:table-cell table:style-name="Tableau1.C10" office:value-type="string">
            <text:p text:style-name="P55">X</text:p>
          </table:table-cell>
          <table:table-cell table:style-name="Tableau1.D10" office:value-type="string">
            <text:p text:style-name="P55">X</text:p>
          </table:table-cell>
          <table:table-cell table:style-name="Tableau1.E10" office:value-type="string">
            <text:p text:style-name="P55">X</text:p>
          </table:table-cell>
          <table:table-cell table:style-name="Tableau1.F10" office:value-type="string">
            <text:p text:style-name="P55">X</text:p>
          </table:table-cell>
          <table:table-cell table:style-name="Tableau1.G10" office:value-type="string">
            <text:p text:style-name="P56">X</text:p>
          </table:table-cell>
          <table:table-cell table:style-name="Tableau1.H10" office:value-type="string">
            <text:p text:style-name="P46">Choice date</text:p>
          </table:table-cell>
        </table:table-row>
        <table:table-row table:style-name="TableLine2547452604176">
          <table:table-cell table:style-name="Tableau1.A11" office:value-type="string">
            <text:p text:style-name="P42">Quanto</text:p>
          </table:table-cell>
          <table:table-cell table:style-name="Tableau1.B11" office:value-type="string">
            <text:p text:style-name="P55">X</text:p>
          </table:table-cell>
          <table:table-cell table:style-name="Tableau1.C11" office:value-type="string">
            <text:p text:style-name="P55">X</text:p>
          </table:table-cell>
          <table:table-cell table:style-name="Tableau1.D11" office:value-type="string">
            <text:p text:style-name="P55">X</text:p>
          </table:table-cell>
          <table:table-cell table:style-name="Tableau1.E11" office:value-type="string">
            <text:p text:style-name="P55">X</text:p>
          </table:table-cell>
          <table:table-cell table:style-name="Tableau1.F11" office:value-type="string">
            <text:p text:style-name="P55">X</text:p>
          </table:table-cell>
          <table:table-cell table:style-name="Tableau1.G11" office:value-type="string">
            <text:p text:style-name="P56">X</text:p>
          </table:table-cell>
          <table:table-cell table:style-name="Tableau1.H11" office:value-type="string">
            <text:p text:style-name="P44">Foreign risk free interest rate, Exchange rate</text:p>
          </table:table-cell>
        </table:table-row>
      </table:table>
      <text:p text:style-name="P2"/>
      <text:p text:style-name="P10"/>
      <text:p text:style-name="P10"/>
      <text:p text:style-name="P11"><text:span text:style-name="T1">2. </text:span>Pricing Methods</text:p>
      <text:p text:style-name="P10"/>
      <text:p text:style-name="P3">Black-Scholes method</text:p>
      <text:p text:style-name="P3"/>
      <text:p text:style-name="P24">In its original form, this method is only useful to price <text:span text:style-name="T10">E</text:span><text:span text:style-name="T9">uropean options</text:span>.</text:p>
      <text:p text:style-name="P4"/>
      <text:p text:style-name="P27">This method makes the following assumptions <text:span text:style-name="T25">about the assets</text:span>:</text:p>
      <text:list xml:id="list127799244" text:style-name="L1">
        <text:list-item>
          <text:p text:style-name="P81"><text:span text:style-name="T17">The </text:span><text:span text:style-name="T18">rate of return </text:span><text:span text:style-name="T17">on the riskless asset is </text:span><text:span text:style-name="T18">constant</text:span><text:span text:style-name="T17">;</text:span></text:p>
        </text:list-item>
        <text:list-item>
          <text:p text:style-name="P81"><text:span text:style-name="T20">T</text:span><text:span text:style-name="T17">he </text:span><text:span text:style-name="T18">stock price</text:span><text:span text:style-name="T17"> follows a </text:span><text:span text:style-name="T19">geometric Brownian motion</text:span><text:span text:style-name="T17">, and it is assumed that the </text:span><text:span text:style-name="T18">drift</text:span><text:span text:style-name="T17"> and </text:span><text:span text:style-name="T18">volatility</text:span><text:span text:style-name="T17"> of the motion are </text:span><text:span text:style-name="T18">constant;</text:span></text:p>
        </text:list-item>
        <text:list-item>
          <text:p text:style-name="P82"><text:span text:style-name="T17">The</text:span><text:span text:style-name="T18"> stock </text:span><text:span text:style-name="T17">does </text:span><text:span text:style-name="T18">not </text:span><text:span text:style-name="T17">pay a</text:span><text:span text:style-name="T18"> dividend.</text:span></text:p>
        </text:list-item>
      </text:list>
      <text:p text:style-name="P65"/>
      <text:p text:style-name="P66">And about the market:</text:p>
      <text:list xml:id="list2988739400" text:style-name="L2">
        <text:list-item>
          <text:p text:style-name="P83"><text:span text:style-name="T18">No arbitrage </text:span><text:span text:style-name="T17">opportunity;</text:span></text:p>
        </text:list-item>
        <text:list-item>
          <text:p text:style-name="P83"><text:span text:style-name="T18">Ability to borrow and lend any amount</text:span><text:span text:style-name="T17">, even fractional, of cash at the</text:span><text:span text:style-name="T18"> riskless rate</text:span><text:span text:style-name="T17">;</text:span></text:p>
        </text:list-item>
        <text:list-item>
          <text:p text:style-name="P83"><text:span text:style-name="T18">Ability to buy and sell any amount</text:span><text:span text:style-name="T17">, even fractional, of the </text:span><text:span text:style-name="T18">stock</text:span><text:span text:style-name="T17"> (short selling);</text:span></text:p>
        </text:list-item>
        <text:list-item>
          <text:p text:style-name="P83"><text:span text:style-name="T17">The above transactions do not incur any fees or costs (</text:span><text:span text:style-name="T18">frictionless</text:span><text:span text:style-name="T17"> </text:span><text:span text:style-name="T18">market</text:span><text:span text:style-name="T17">);</text:span></text:p>
        </text:list-item>
      </text:list>
      <text:p text:style-name="P19"/>
      <text:p text:style-name="P17">Value of a <text:span text:style-name="T9">call</text:span> option for a non-dividend-paying underlying stock:</text:p>
      <text:p text:style-name="P17"/>
      <text:p text:style-name="P37"><draw:frame draw:style-name="fr2" draw:name="Objet1" text:anchor-type="as-char" svg:y="-0.501cm" svg:width="6.533cm" svg:height="0.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20">With <draw:frame draw:style-name="fr1" draw:name="Objet3" text:anchor-type="as-char" svg:width="4.517cm" svg:height="1.035cm" draw:z-index="2"><draw:object xlink:href="./Object 3" xlink:type="simple" xlink:show="embed" xlink:actuate="onLoad"/><draw:image xlink:href="./ObjectReplacements/Object 3" xlink:type="simple" xlink:show="embed" xlink:actuate="onLoad"/></draw:frame>the standard normal cumulative distribution <text:span text:style-name="T8">(hence,</text:span><draw:frame draw:style-name="fr1" draw:name="Objet2" text:anchor-type="as-char" svg:width="3.5cm" svg:height="1.035cm" draw:z-index="1"><draw:object xlink:href="./Object 2" xlink:type="simple" xlink:show="embed" xlink:actuate="onLoad"/><draw:image xlink:href="./ObjectReplacements/Object 2" xlink:type="simple" xlink:show="embed" xlink:actuate="onLoad"/></draw:frame> <text:span text:style-name="T8">is </text:span>the standard normal probability density function<text:span text:style-name="T8">), and:</text:span></text:p>
      <text:p text:style-name="P20"/>
      <text:list xml:id="list2650485638" text:style-name="L3">
        <text:list-item>
          <text:p text:style-name="P85"><draw:frame draw:style-name="fr1" draw:name="Objet4" text:anchor-type="as-char" svg:width="7.332cm" svg:height="1.035cm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85"><draw:frame draw:style-name="fr1" draw:name="Objet5" text:anchor-type="as-char" svg:width="3.364cm" svg:height="0.579cm" draw:z-index="3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20"/>
      <text:p text:style-name="P21">Price of the corresponding <text:span text:style-name="T9">put </text:span>option (based on put-call parity with discount factor<draw:frame draw:style-name="fr1" draw:name="Objet6" text:anchor-type="as-char" svg:width="1.392cm" svg:height="0.534cm" draw:z-index="6"><draw:object xlink:href="./Object 6" xlink:type="simple" xlink:show="embed" xlink:actuate="onLoad"/><draw:image xlink:href="./ObjectReplacements/Object 6" xlink:type="simple" xlink:show="embed" xlink:actuate="onLoad"/></draw:frame>:</text:p>
      <text:p text:style-name="P21"/>
      <text:p text:style-name="P22"><draw:frame draw:style-name="fr2" draw:name="Objet7" text:anchor-type="as-char" svg:y="-0.501cm" svg:width="7.165cm" svg:height="0.7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7"/>
      <text:p text:style-name="P14">The Greeks given by this method are:</text:p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547452592656">
          <table:table-cell table:style-name="Tableau2.A1" office:value-type="string">
            <text:p text:style-name="P60">Greek</text:p>
          </table:table-cell>
          <table:table-cell table:style-name="Tableau2.A1" office:value-type="string">
            <text:p text:style-name="P60">Call</text:p>
          </table:table-cell>
          <table:table-cell table:style-name="Tableau2.C1" office:value-type="string">
            <text:p text:style-name="P60">Pu<text:span text:style-name="T31">t</text:span></text:p>
          </table:table-cell>
        </table:table-row>
        <table:table-row table:style-name="TableLine2547452592944">
          <table:table-cell table:style-name="Tableau2.A4" office:value-type="string">
            <text:list xml:id="list881576765" text:style-name="L4">
              <text:list-header>
                <text:p text:style-name="P103"><text:span text:style-name="T32">Delta</text:span><draw:frame draw:style-name="fr1" draw:name="Objet8" text:anchor-type="as-char" svg:width="0.88cm" svg:height="0.99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header>
            </text:list>
          </table:table-cell>
          <table:table-cell table:style-name="Tableau2.B2" office:value-type="string">
            <text:p text:style-name="P54"><draw:frame draw:style-name="fr1" draw:name="Objet11" text:anchor-type="as-char" svg:width="1.263cm" svg:height="0.54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au2.C2" office:value-type="string">
            <text:p text:style-name="P54"><draw:frame draw:style-name="fr1" draw:name="Objet12" text:anchor-type="as-char" svg:width="1.813cm" svg:height="0.54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Line2547452594672">
          <table:table-cell table:style-name="Tableau2.A5" office:value-type="string">
            <text:list xml:id="list215149488503465" text:continue-numbering="true" text:style-name="L4">
              <text:list-header>
                <text:p text:style-name="P104"><text:span text:style-name="T32">Gamma</text:span> <draw:frame draw:style-name="fr1" draw:name="Objet13" text:anchor-type="as-char" svg:width="1.007cm" svg:height="1.11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/text:list-header>
            </text:list>
          </table:table-cell>
          <table:table-cell table:style-name="Tableau2.B3" table:number-columns-spanned="2" office:value-type="string">
            <text:p text:style-name="P54"><draw:frame draw:style-name="fr1" draw:name="Objet15" text:anchor-type="as-char" svg:width="1.984cm" svg:height="1.108cm" draw:z-index="1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covered-table-cell/>
        </table:table-row>
        <table:table-row table:style-name="TableLine2547452599856">
          <table:table-cell table:style-name="Tableau2.A4" office:value-type="string">
            <text:list xml:id="list215148415432519" text:continue-numbering="true" text:style-name="L4">
              <text:list-header>
                <text:p text:style-name="P105"><text:span text:style-name="T32">Vega</text:span> <draw:frame draw:style-name="fr1" draw:name="Objet9" text:anchor-type="as-char" svg:width="0.893cm" svg:height="0.873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</text:list-header>
            </text:list>
          </table:table-cell>
          <table:table-cell table:style-name="Tableau2.B4" table:number-columns-spanned="2" office:value-type="string">
            <text:p text:style-name="P54"><draw:frame draw:style-name="fr1" draw:name="Objet16" text:anchor-type="as-char" svg:width="2.778cm" svg:height="0.568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covered-table-cell/>
        </table:table-row>
        <table:table-row table:style-name="TableLine2547452587760">
          <table:table-cell table:style-name="Tableau2.A5" office:value-type="string">
            <text:list xml:id="list215149227863916" text:continue-numbering="true" text:style-name="L4">
              <text:list-header>
                <text:p text:style-name="P106"><text:span text:style-name="T32">Theta</text:span> <draw:frame draw:style-name="fr1" draw:name="Objet10" text:anchor-type="as-char" svg:width="0.88cm" svg:height="0.998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</text:list-header>
            </text:list>
          </table:table-cell>
          <table:table-cell table:style-name="Tableau2.B5" office:value-type="string">
            <text:p text:style-name="P54"><draw:frame draw:style-name="fr1" draw:name="Objet17" text:anchor-type="as-char" svg:width="5.577cm" svg:height="1.108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2.C5" office:value-type="string">
            <text:p text:style-name="P54"><draw:frame draw:style-name="fr1" draw:name="Objet18" text:anchor-type="as-char" svg:width="5.835cm" svg:height="1.108cm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Line2547452588624">
          <table:table-cell table:style-name="Tableau2.A6" office:value-type="string">
            <text:list xml:id="list215148462318427" text:continue-numbering="true" text:style-name="L4">
              <text:list-header>
                <text:p text:style-name="P106"><text:span text:style-name="T32">Rho</text:span> <draw:frame draw:style-name="fr1" draw:name="Objet14" text:anchor-type="as-char" svg:width="0.88cm" svg:height="0.998cm" draw:z-index="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</text:list-header>
            </text:list>
          </table:table-cell>
          <table:table-cell table:style-name="Tableau2.B6" office:value-type="string">
            <text:p text:style-name="P54"><draw:frame draw:style-name="fr1" draw:name="Objet19" text:anchor-type="as-char" svg:width="3.997cm" svg:height="0.596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au2.C6" office:value-type="string">
            <text:p text:style-name="P54"><draw:frame draw:style-name="fr1" draw:name="Objet20" text:anchor-type="as-char" svg:width="4.66cm" svg:height="0.596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</table:table>
      <text:p text:style-name="P6"><text:soft-page-break/><text:span text:style-name="T33">Binomial</text:span> method</text:p>
      <text:p text:style-name="P25"/>
      <text:p text:style-name="P25"><text:span text:style-name="T45">T</text:span>his method <text:span text:style-name="T45">can be used to price</text:span> <text:span text:style-name="T10">E</text:span><text:span text:style-name="T9">uropean </text:span><text:span text:style-name="T11">and American </text:span><text:span text:style-name="T9">options</text:span>.</text:p>
      <text:p text:style-name="P7"/>
      <text:p text:style-name="P23">The different steps of this method are:</text:p>
      <text:list xml:id="list2737689460" text:style-name="L5">
        <text:list-item>
          <text:p text:style-name="P86"><text:span text:style-name="T9">Build a binomial price tree</text:span> starting from <text:span text:style-name="T9">valuation date to expiration</text:span>. For each node, they are 2 branches: one up and one down.</text:p>
          <text:p text:style-name="P86">If the price at the node<draw:frame draw:style-name="fr1" draw:name="Objet21" text:anchor-type="as-char" svg:width="0.423cm" svg:height="0.467cm" draw:z-index="20"><draw:object xlink:href="./Object 21" xlink:type="simple" xlink:show="embed" xlink:actuate="onLoad"/><draw:image xlink:href="./ObjectReplacements/Object 21" xlink:type="simple" xlink:show="embed" xlink:actuate="onLoad"/></draw:frame>is<draw:frame draw:style-name="fr1" draw:name="Objet22" text:anchor-type="as-char" svg:width="0.577cm" svg:height="0.531cm" draw:z-index="24"><draw:object xlink:href="./Object 22" xlink:type="simple" xlink:show="embed" xlink:actuate="onLoad"/><draw:image xlink:href="./ObjectReplacements/Object 22" xlink:type="simple" xlink:show="embed" xlink:actuate="onLoad"/></draw:frame>, the 2 child branches will be: <draw:frame draw:style-name="fr1" draw:name="Objet23" text:anchor-type="as-char" svg:width="2.173cm" svg:height="0.591cm" draw:z-index="21"><draw:object xlink:href="./Object 23" xlink:type="simple" xlink:show="embed" xlink:actuate="onLoad"/><draw:image xlink:href="./ObjectReplacements/Object 23" xlink:type="simple" xlink:show="embed" xlink:actuate="onLoad"/></draw:frame>and<draw:frame draw:style-name="fr1" draw:name="Objet24" text:anchor-type="as-char" svg:width="2.32cm" svg:height="0.591cm" draw:z-index="22"><draw:object xlink:href="./Object 24" xlink:type="simple" xlink:show="embed" xlink:actuate="onLoad"/><draw:image xlink:href="./ObjectReplacements/Object 24" xlink:type="simple" xlink:show="embed" xlink:actuate="onLoad"/></draw:frame><text:span text:style-name="T34">with</text:span><text:span text:style-name="T34"><draw:frame draw:style-name="fr1" draw:name="Objet27" text:anchor-type="as-char" svg:width="1.639cm" svg:height="0.52cm" draw:z-index="25"><draw:object xlink:href="./Object 27" xlink:type="simple" xlink:show="embed" xlink:actuate="onLoad"/><draw:image xlink:href="./ObjectReplacements/Object 27" xlink:type="simple" xlink:show="embed" xlink:actuate="onLoad"/></draw:frame></text:span><text:span text:style-name="T36">and</text:span><text:span text:style-name="T36"><draw:frame draw:style-name="fr1" draw:name="Objet28" text:anchor-type="as-char" svg:width="1.856cm" svg:height="0.52cm" draw:z-index="30"><draw:object xlink:href="./Object 28" xlink:type="simple" xlink:show="embed" xlink:actuate="onLoad"/><draw:image xlink:href="./ObjectReplacements/Object 28" xlink:type="simple" xlink:show="embed" xlink:actuate="onLoad"/></draw:frame></text:span><text:span text:style-name="T34">. The</text:span><text:span text:style-name="T35"> tree will have</text:span><text:span text:style-name="T35"><draw:frame draw:style-name="fr1" draw:name="Objet25" text:anchor-type="as-char" svg:width="0.422cm" svg:height="0.467c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35">layers such that</text:span><draw:frame draw:style-name="fr1" draw:name="Objet26" text:anchor-type="as-char" svg:width="1.572cm" svg:height="0.467cm" draw:z-index="31"><draw:object xlink:href="./Object 26" xlink:type="simple" xlink:show="embed" xlink:actuate="onLoad"/><draw:image xlink:href="./ObjectReplacements/Object 26" xlink:type="simple" xlink:show="embed" xlink:actuate="onLoad"/></draw:frame>.</text:p>
          <text:p text:style-name="P86"/>
        </text:list-item>
        <text:list-item>
          <text:p text:style-name="P87">Find <text:span text:style-name="T9">option value at each final node</text:span> (it correspon<text:span text:style-name="T41">ds to the pay-off of the option)</text:span><text:span text:style-name="T41"><draw:frame draw:style-name="fr1" draw:name="Objet29" text:anchor-type="as-char" svg:width="1.199cm" svg:height="0.54cm" draw:z-index="26"><draw:object xlink:href="./Object 29" xlink:type="simple" xlink:show="embed" xlink:actuate="onLoad"/><draw:image xlink:href="./ObjectReplacements/Object 29" xlink:type="simple" xlink:show="embed" xlink:actuate="onLoad"/></draw:frame></text:span><text:span text:style-name="T41">.</text:span></text:p>
          <text:p text:style-name="P87"/>
        </text:list-item>
        <text:list-item>
          <text:p text:style-name="P111"><text:span text:style-name="T42">Find </text:span><text:span text:style-name="T44">option value at earlier nodes</text:span><text:span text:style-name="T42">. </text:span><text:span text:style-name="T43">This values are found by </text:span><text:span text:style-name="T24">starting at the penultimate time step, and working back to the first node of the tree (the valuation date)</text:span><text:span text:style-name="T37"> </text:span><text:span text:style-name="T38">computing each value as:</text:span></text:p>
          <text:p text:style-name="P84"><draw:frame draw:style-name="fr2" draw:name="Objet30" text:anchor-type="as-char" svg:y="-0.497cm" svg:width="5.925cm" svg:height="0.693cm" draw:z-index="27"><draw:object xlink:href="./Object 30" xlink:type="simple" xlink:show="embed" xlink:actuate="onLoad"/><draw:image xlink:href="./ObjectReplacements/Object 30" xlink:type="simple" xlink:show="embed" xlink:actuate="onLoad"/></draw:frame></text:p>
          <text:p text:style-name="P112"><text:span text:style-name="T38">W</text:span><text:span text:style-name="T37">here</text:span><text:span text:style-name="T37"><draw:frame draw:style-name="fr1" draw:name="Objet31" text:anchor-type="as-char" svg:width="0.466cm" svg:height="0.467cm" draw:z-index="28"><draw:object xlink:href="./Object 31" xlink:type="simple" xlink:show="embed" xlink:actuate="onLoad"/><draw:image xlink:href="./ObjectReplacements/Object 31" xlink:type="simple" xlink:show="embed" xlink:actuate="onLoad"/></draw:frame></text:span><text:span text:style-name="T37">is the probability of an up move in the underlying and</text:span><text:span text:style-name="T37"><draw:frame draw:style-name="fr1" draw:name="Objet32" text:anchor-type="as-char" svg:width="1.028cm" svg:height="0.467cm" draw:z-index="29"><draw:object xlink:href="./Object 32" xlink:type="simple" xlink:show="embed" xlink:actuate="onLoad"/><draw:image xlink:href="./ObjectReplacements/Object 32" xlink:type="simple" xlink:show="embed" xlink:actuate="onLoad"/></draw:frame></text:span><text:span text:style-name="T37"> is the probability of a down move. </text:span><text:span text:style-name="T39">This probability is given by</text:span><text:span text:style-name="T39"><draw:frame draw:style-name="fr1" draw:name="Objet33" text:anchor-type="as-char" svg:width="2.649cm" svg:height="1.064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39">with</text:span><text:span text:style-name="T39"><draw:frame draw:style-name="fr1" draw:name="Objet37" text:anchor-type="as-char" svg:width="0.43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39"> the dividend yield of the underlying corresponding to the life of the option. We must impose for</text:span><text:span text:style-name="T39"><draw:frame draw:style-name="fr1" draw:name="Objet34" text:anchor-type="as-char" svg:width="0.466cm" svg:height="0.467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39"> to be in</text:span><text:span text:style-name="T39"><draw:frame draw:style-name="fr1" draw:name="Objet35" text:anchor-type="as-char" svg:width="1.15cm" svg:height="0.506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39"> that</text:span><text:span text:style-name="T39"><draw:frame draw:style-name="fr1" draw:name="Objet36" text:anchor-type="as-char" svg:width="2.235cm" svg:height="1.081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9">.</text:span></text:p>
        </text:list-item>
      </text:list>
      <text:p text:style-name="P77"/>
      <text:p text:style-name="P67"><text:span text:style-name="T39">F</text:span><text:span text:style-name="T37">rom this method, it is also possible to estimate the Greeks as follows:</text:span></text:p>
      <text:p text:style-name="P78"/>
      <text:p text:style-name="P12"/>
      <table:table table:name="Tableau3" table:style-name="Tableau3">
        <table:table-column table:style-name="Tableau3.A"/>
        <table:table-column table:style-name="Tableau3.B"/>
        <table:table-row table:style-name="TableLine2547452594384">
          <table:table-cell table:style-name="Tableau3.A1" office:value-type="string">
            <text:p text:style-name="P61">Greek</text:p>
          </table:table-cell>
          <table:table-cell table:style-name="Tableau3.B1" office:value-type="string">
            <text:p text:style-name="P63"><text:span text:style-name="T46">Numerical Approach </text:span><text:span text:style-name="T47">(same for Put and Call)</text:span></text:p>
          </table:table-cell>
        </table:table-row>
        <table:table-row table:style-name="TableLine2547453265664">
          <table:table-cell table:style-name="Tableau3.A4" office:value-type="string">
            <text:list xml:id="list215148822630767" text:continue-list="list215148462318427" text:style-name="L4">
              <text:list-header>
                <text:p text:style-name="P107"><text:span text:style-name="T32">Delta</text:span><draw:frame draw:style-name="fr1" draw:name="Objet38" text:anchor-type="as-char" svg:width="0.88cm" svg:height="0.998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  </text:list-header>
            </text:list>
          </table:table-cell>
          <table:table-cell table:style-name="Tableau3.B2" office:value-type="string">
            <text:p text:style-name="P68">Impose a little <text:span text:style-name="T9">perturbation</text:span> of<draw:frame draw:style-name="fr1" draw:name="Objet39" text:anchor-type="as-char" svg:width="0.443cm" svg:height="0.467cm" draw:z-index="40"><draw:object xlink:href="./Object 39" xlink:type="simple" xlink:show="embed" xlink:actuate="onLoad"/><draw:image xlink:href="./ObjectReplacements/Object 39" xlink:type="simple" xlink:show="embed" xlink:actuate="onLoad"/></draw:frame>at the corresponding node (maybe 1%) and recompute the binomial tree. Then re-evaluate the value of the option at the node with the previous method and compute the <text:span text:style-name="T13">first order </text:span><text:span text:style-name="T9">finite difference</text:span> with the previous result.</text:p>
          </table:table-cell>
        </table:table-row>
        <table:table-row table:style-name="TableLine2547453275456">
          <table:table-cell table:style-name="Tableau3.A5" office:value-type="string">
            <text:list xml:id="list215148820184277" text:continue-numbering="true" text:style-name="L4">
              <text:list-header>
                <text:p text:style-name="P107"><text:span text:style-name="T32">Gamma</text:span> <draw:frame draw:style-name="fr1" draw:name="Objet41" text:anchor-type="as-char" svg:width="1.007cm" svg:height="1.118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  </text:list-header>
            </text:list>
          </table:table-cell>
          <table:table-cell table:style-name="Tableau3.B3" office:value-type="string">
            <text:p text:style-name="P69"><text:span text:style-name="T48">C</text:span>ompute<text:span text:style-name="T48"> </text:span>the<text:span text:style-name="T9"> </text:span><text:span text:style-name="T12">second order</text:span><text:span text:style-name="T48"> </text:span><text:span text:style-name="T9">finite difference</text:span> <text:span text:style-name="T48">(e.g. with central scheme): impose a</text:span><text:span text:style-name="T48"><draw:frame draw:style-name="fr1" draw:name="Objet40" text:anchor-type="as-char" svg:width="1.035cm" svg:height="0.467cm" draw:z-index="43"><draw:object xlink:href="./Object 40" xlink:type="simple" xlink:show="embed" xlink:actuate="onLoad"/><draw:image xlink:href="./ObjectReplacements/Object 40" xlink:type="simple" xlink:show="embed" xlink:actuate="onLoad"/></draw:frame></text:span><text:span text:style-name="T7">perturbation</text:span><text:span text:style-name="T48"> and evaluate the option value; impose a</text:span><text:span text:style-name="T48"><draw:frame draw:style-name="fr1" draw:name="Objet42" text:anchor-type="as-char" svg:width="1.111cm" svg:height="0.467cm" draw:z-index="44"><draw:object xlink:href="./Object 42" xlink:type="simple" xlink:show="embed" xlink:actuate="onLoad"/><draw:image xlink:href="./ObjectReplacements/Object 42" xlink:type="simple" xlink:show="embed" xlink:actuate="onLoad"/></draw:frame></text:span><text:span text:style-name="T49">perturbation</text:span><text:span text:style-name="T48"> and evaluate the option value; and use these values and the values without perturbation to compute the finite difference.</text:span></text:p>
          </table:table-cell>
        </table:table-row>
        <table:table-row table:style-name="TableLine2547453272576">
          <table:table-cell table:style-name="Tableau3.A4" office:value-type="string">
            <text:list xml:id="list215148086657750" text:continue-numbering="true" text:style-name="L4">
              <text:list-header>
                <text:p text:style-name="P107"><text:span text:style-name="T32">Vega</text:span> <draw:frame draw:style-name="fr1" draw:name="Objet43" text:anchor-type="as-char" svg:width="0.893cm" svg:height="0.873cm" draw:z-index="38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    </text:list-header>
            </text:list>
          </table:table-cell>
          <table:table-cell table:style-name="Tableau3.B4" office:value-type="string">
            <text:p text:style-name="P70">Impose a little <text:span text:style-name="T9">perturbation</text:span> of<draw:frame draw:style-name="fr1" draw:name="Objet44" text:anchor-type="as-char" svg:width="0.543cm" svg:height="0.25cm" draw:z-index="45"><draw:object xlink:href="./Object 44" xlink:type="simple" xlink:show="embed" xlink:actuate="onLoad"/><draw:image xlink:href="./ObjectReplacements/Object 44" xlink:type="simple" xlink:show="embed" xlink:actuate="onLoad"/><svg:desc>formule</svg:desc></draw:frame>at the corresponding node (maybe 1%) and recompute the binomial tree. Then re-evaluate the value of the option at the node with the previous method and compute the <text:span text:style-name="T13">first order </text:span><text:span text:style-name="T9">finite difference</text:span> with the previous result.</text:p>
          </table:table-cell>
        </table:table-row>
        <table:table-row table:style-name="TableLine2547453268832">
          <table:table-cell table:style-name="Tableau3.A5" office:value-type="string">
            <text:list xml:id="list215149556178741" text:continue-numbering="true" text:style-name="L4">
              <text:list-header>
                <text:p text:style-name="P107"><text:span text:style-name="T32">Theta</text:span> <draw:frame draw:style-name="fr1" draw:name="Objet45" text:anchor-type="as-char" svg:width="0.88cm" svg:height="0.998cm" draw:z-index="39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  </text:list-header>
            </text:list>
          </table:table-cell>
          <table:table-cell table:style-name="Tableau3.B5" office:value-type="string">
            <text:p text:style-name="P76">Impose a little <text:span text:style-name="T9">perturbation</text:span> of <text:span text:style-name="T62">the expiration time </text:span><draw:frame draw:style-name="fr1" draw:name="Objet47" text:anchor-type="as-char" svg:width="2.235cm" svg:height="0.467cm" draw:z-index="50"><draw:object xlink:href="./Object 47" xlink:type="simple" xlink:show="embed" xlink:actuate="onLoad"/><draw:image xlink:href="./ObjectReplacements/Object 47" xlink:type="simple" xlink:show="embed" xlink:actuate="onLoad"/><svg:desc>formule</svg:desc></draw:frame>(maybe <text:span text:style-name="T63">one day for example</text:span>) <text:span text:style-name="T57">and </text:span>recompute the binomial tree. Then compute the <text:span text:style-name="T13">first order </text:span><text:span text:style-name="T9">finite difference</text:span> <text:span text:style-name="T57">with the </text:span><text:span text:style-name="T58">price estimate</text:span><text:span text:style-name="T57"> without perturbation.</text:span></text:p>
          </table:table-cell>
        </table:table-row>
        <table:table-row table:style-name="TableLine2547453276032">
          <table:table-cell table:style-name="Tableau3.A6" office:value-type="string">
            <text:list xml:id="list215149871748114" text:continue-numbering="true" text:style-name="L4">
              <text:list-header>
                <text:p text:style-name="P107"><text:span text:style-name="T32">Rho</text:span> <draw:frame draw:style-name="fr1" draw:name="Objet48" text:anchor-type="as-char" svg:width="0.88cm" svg:height="0.998cm" draw:z-index="41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    </text:list-header>
            </text:list>
          </table:table-cell>
          <table:table-cell table:style-name="Tableau3.B6" office:value-type="string">
            <text:p text:style-name="P71">Impose a little <text:span text:style-name="T9">perturbation</text:span> of<draw:frame draw:style-name="fr1" draw:name="Objet46" text:anchor-type="as-char" svg:width="0.392cm" svg:height="0.467cm" draw:z-index="46"><draw:object xlink:href="./Object 46" xlink:type="simple" xlink:show="embed" xlink:actuate="onLoad"/><draw:image xlink:href="./ObjectReplacements/Object 46" xlink:type="simple" xlink:show="embed" xlink:actuate="onLoad"/><svg:desc>formule</svg:desc></draw:frame><text:span text:style-name="T50">and</text:span> re-evaluate the value of the option at the node. <text:span text:style-name="T50">Then </text:span>compute the <text:span text:style-name="T13">first order </text:span><text:span text:style-name="T9">finite difference</text:span> with the previous result.</text:p>
          </table:table-cell>
        </table:table-row>
      </table:table>
      <text:p text:style-name="P9"><text:soft-page-break/></text:p>
      <text:p text:style-name="P5"/>
      <text:p text:style-name="P8">Monte-Carlo method</text:p>
      <text:p text:style-name="P15"/>
      <text:p text:style-name="P26"><text:span text:style-name="T45">T</text:span>his method <text:span text:style-name="T45">can be used to price</text:span><text:span text:style-name="T9"> </text:span><text:span text:style-name="T16">any option </text:span><text:span text:style-name="T64">(with some </text:span><text:span text:style-name="T77">specifities</text:span><text:span text:style-name="T64"> for American options – see Appendix </text:span><text:span text:style-name="T75">2).</text:span></text:p>
      <text:p text:style-name="P15"/>
      <text:p text:style-name="P28">The different steps of the method <text:span text:style-name="T75">for European options (</text:span><text:span text:style-name="T76">and more generally, in a very similar way, for Bermudian options) </text:span>are:</text:p>
      <text:list xml:id="list3703547120" text:style-name="L6">
        <text:list-item>
          <text:p text:style-name="P88">Choose a <text:span text:style-name="T9">model</text:span> for simulating the <text:span text:style-name="T9">dynamics of the underlying asset’s price</text:span>. <text:span text:style-name="T51">Generally, a stochastic process is chosen to model the evolution of the price over time. </text:span><text:span text:style-name="T52">For instance we could have:</text:span><text:span text:style-name="T52"><draw:frame draw:style-name="fr1" draw:name="Objet49" text:anchor-type="as-char" svg:width="4.186cm" svg:height="0.531cm" draw:z-index="47"><draw:object xlink:href="./Object 49" xlink:type="simple" xlink:show="embed" xlink:actuate="onLoad"/><draw:image xlink:href="./ObjectReplacements/Object 49" xlink:type="simple" xlink:show="embed" xlink:actuate="onLoad"/></draw:frame></text:span><text:span text:style-name="T52">.</text:span></text:p>
          <text:p text:style-name="P88"/>
        </text:list-item>
        <text:list-item>
          <text:p text:style-name="P89"><text:span text:style-name="T9">Simulate</text:span><text:span text:style-name="T9"><draw:frame draw:style-name="fr1" draw:name="Objet50" text:anchor-type="as-char" svg:width="0.547cm" svg:height="0.467cm" draw:z-index="48"><draw:object xlink:href="./Object 50" xlink:type="simple" xlink:show="embed" xlink:actuate="onLoad"/><draw:image xlink:href="./ObjectReplacements/Object 50" xlink:type="simple" xlink:show="embed" xlink:actuate="onLoad"/></draw:frame></text:span><text:span text:style-name="T9">path</text:span><text:span text:style-name="T14">s</text:span> <text:span text:style-name="T53">(the higher this number is, the more accurate the estimate tends to be) </text:span>of the underlying asset’s price from<draw:frame draw:style-name="fr1" draw:name="Objet51" text:anchor-type="as-char" svg:width="0.924cm" svg:height="0.467cm" draw:z-index="63"><draw:object xlink:href="./Object 51" xlink:type="simple" xlink:show="embed" xlink:actuate="onLoad"/><draw:image xlink:href="./ObjectReplacements/Object 51" xlink:type="simple" xlink:show="embed" xlink:actuate="onLoad"/></draw:frame>to<draw:frame draw:style-name="fr1" draw:name="Objet52" text:anchor-type="as-char" svg:width="0.984cm" svg:height="0.467cm" draw:z-index="49"><draw:object xlink:href="./Object 52" xlink:type="simple" xlink:show="embed" xlink:actuate="onLoad"/><draw:image xlink:href="./ObjectReplacements/Object 52" xlink:type="simple" xlink:show="embed" xlink:actuate="onLoad"/></draw:frame>(expiration time) <text:span text:style-name="T54">after discretization of the period (time step</text:span><draw:frame draw:style-name="fr1" draw:name="Objet53" text:anchor-type="as-char" svg:width="0.676cm" svg:height="0.467cm" draw:z-index="51"><draw:object xlink:href="./Object 53" xlink:type="simple" xlink:show="embed" xlink:actuate="onLoad"/><draw:image xlink:href="./ObjectReplacements/Object 53" xlink:type="simple" xlink:show="embed" xlink:actuate="onLoad"/></draw:frame><text:span text:style-name="T54">). </text:span><text:span text:style-name="T55">For each path, at the expiration time, compute the corresponding</text:span><text:span text:style-name="T15"> pay-off</text:span><text:span text:style-name="T55">.</text:span></text:p>
          <text:p text:style-name="P89"/>
        </text:list-item>
        <text:list-item>
          <text:p text:style-name="P109">Compute the discounted pay-offs <text:span text:style-name="T56">under risk-neutral probability (</text:span>for each path and average them to obtain an estimate of the option’s price. i.e. compute an estimate of:</text:p>
          <text:p text:style-name="P110"><draw:frame draw:style-name="fr2" draw:name="Objet54" text:anchor-type="as-char" svg:y="-0.482cm" svg:width="3.207cm" svg:height="0.658cm" draw:z-index="52"><draw:object xlink:href="./Object 54" xlink:type="simple" xlink:show="embed" xlink:actuate="onLoad"/><draw:image xlink:href="./ObjectReplacements/Object 54" xlink:type="simple" xlink:show="embed" xlink:actuate="onLoad"/></draw:frame></text:p>
        </text:list-item>
      </text:list>
      <text:p text:style-name="P33"/>
      <text:p text:style-name="P29"><text:span text:style-name="T39">F</text:span><text:span text:style-name="T37">rom this method, it is also possible to estimate the Greeks as follows </text:span><text:span text:style-name="T40">(similar approach than with the binomial method)</text:span><text:span text:style-name="T37">:</text:span></text:p>
      <text:p text:style-name="P79"/>
      <text:p text:style-name="P80"/>
      <table:table table:name="Tableau4" table:style-name="Tableau4">
        <table:table-column table:style-name="Tableau4.A"/>
        <table:table-column table:style-name="Tableau4.B"/>
        <table:table-row table:style-name="TableLine2547453271136">
          <table:table-cell table:style-name="Tableau4.A1" office:value-type="string">
            <text:p text:style-name="P62">Greek</text:p>
          </table:table-cell>
          <table:table-cell table:style-name="Tableau4.B1" office:value-type="string">
            <text:p text:style-name="P64"><text:span text:style-name="T46">Numerical Approach </text:span><text:span text:style-name="T47">(same for Put and Call)</text:span></text:p>
          </table:table-cell>
        </table:table-row>
        <table:table-row table:style-name="TableLine2547453278624">
          <table:table-cell table:style-name="Tableau4.A4" office:value-type="string">
            <text:list xml:id="list215149173224132" text:continue-list="list215149871748114" text:style-name="L4">
              <text:list-header>
                <text:p text:style-name="P108"><text:span text:style-name="T32">Delta</text:span><draw:frame draw:style-name="fr1" draw:name="Objet55" text:anchor-type="as-char" svg:width="0.88cm" svg:height="0.998cm" draw:z-index="53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  </text:list-header>
            </text:list>
          </table:table-cell>
          <table:table-cell table:style-name="Tableau4.B2" office:value-type="string">
            <text:p text:style-name="P72">Impose a little <text:span text:style-name="T9">perturbation</text:span> of<draw:frame draw:style-name="fr1" draw:name="Objet56" text:anchor-type="as-char" svg:width="0.443cm" svg:height="0.467cm" draw:z-index="54"><draw:object xlink:href="./Object 56" xlink:type="simple" xlink:show="embed" xlink:actuate="onLoad"/><draw:image xlink:href="./ObjectReplacements/Object 56" xlink:type="simple" xlink:show="embed" xlink:actuate="onLoad"/><svg:desc>formule</svg:desc></draw:frame>at<draw:frame draw:style-name="fr1" draw:name="Objet66" text:anchor-type="as-char" svg:width="0.924cm" svg:height="0.467cm" draw:z-index="64"><draw:object xlink:href="./Object 66" xlink:type="simple" xlink:show="embed" xlink:actuate="onLoad"/><draw:image xlink:href="./ObjectReplacements/Object 66" xlink:type="simple" xlink:show="embed" xlink:actuate="onLoad"/></draw:frame>(maybe 1%) <text:span text:style-name="T57">and recompute the multiple paths and the average of discounted pay-offs</text:span>. Then compute the <text:span text:style-name="T13">first order </text:span><text:span text:style-name="T9">finite difference</text:span> <text:span text:style-name="T57">with the </text:span><text:span text:style-name="T58">price estimate</text:span><text:span text:style-name="T57"> without perturbation.</text:span></text:p>
          </table:table-cell>
        </table:table-row>
        <table:table-row table:style-name="TableLine2547453274304">
          <table:table-cell table:style-name="Tableau4.A5" office:value-type="string">
            <text:list xml:id="list215148587041380" text:continue-numbering="true" text:style-name="L4">
              <text:list-header>
                <text:p text:style-name="P108"><text:span text:style-name="T32">Gamma</text:span> <draw:frame draw:style-name="fr1" draw:name="Objet57" text:anchor-type="as-char" svg:width="1.007cm" svg:height="1.118cm" draw:z-index="55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  </text:list-header>
            </text:list>
          </table:table-cell>
          <table:table-cell table:style-name="Tableau4.B3" office:value-type="string">
            <text:p text:style-name="P72"><text:span text:style-name="T48">C</text:span>ompute<text:span text:style-name="T48"> </text:span>the<text:span text:style-name="T9"> </text:span><text:span text:style-name="T12">second order</text:span><text:span text:style-name="T48"> </text:span><text:span text:style-name="T9">finite difference</text:span> <text:span text:style-name="T48">(e.g. with central scheme): impose a</text:span><text:span text:style-name="T48"><draw:frame draw:style-name="fr1" draw:name="Objet58" text:anchor-type="as-char" svg:width="1.035cm" svg:height="0.467cm" draw:z-index="56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7">perturbation</text:span><text:span text:style-name="T48"> and evaluate the option value </text:span><text:span text:style-name="T60">with the Monte-Carlo method</text:span><text:span text:style-name="T48">; impose a</text:span><text:span text:style-name="T48"><draw:frame draw:style-name="fr1" draw:name="Objet59" text:anchor-type="as-char" svg:width="1.111cm" svg:height="0.467cm" draw:z-index="57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49">perturbation</text:span><text:span text:style-name="T48"> and evaluate the option value; and use these values and the values without perturbation to compute the finite difference.</text:span></text:p>
          </table:table-cell>
        </table:table-row>
        <table:table-row table:style-name="TableLine2547453270848">
          <table:table-cell table:style-name="Tableau4.A4" office:value-type="string">
            <text:list xml:id="list215149132621558" text:continue-numbering="true" text:style-name="L4">
              <text:list-header>
                <text:p text:style-name="P108"><text:span text:style-name="T32">Vega</text:span> <draw:frame draw:style-name="fr1" draw:name="Objet60" text:anchor-type="as-char" svg:width="0.893cm" svg:height="0.873cm" draw:z-index="58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    </text:list-header>
            </text:list>
          </table:table-cell>
          <table:table-cell table:style-name="Tableau4.B4" office:value-type="string">
            <text:p text:style-name="P73">Impose a little <text:span text:style-name="T9">perturbation</text:span> of<draw:frame draw:style-name="fr1" draw:name="Objet61" text:anchor-type="as-char" svg:width="0.543cm" svg:height="0.25cm" draw:z-index="59"><draw:object xlink:href="./Object 61" xlink:type="simple" xlink:show="embed" xlink:actuate="onLoad"/><draw:image xlink:href="./ObjectReplacements/Object 61" xlink:type="simple" xlink:show="embed" xlink:actuate="onLoad"/><svg:desc>formule</svg:desc></draw:frame>at<draw:frame draw:style-name="fr1" draw:name="Objet67" text:anchor-type="as-char" svg:width="0.924cm" svg:height="0.467cm" draw:z-index="66"><draw:object xlink:href="./Object 67" xlink:type="simple" xlink:show="embed" xlink:actuate="onLoad"/><draw:image xlink:href="./ObjectReplacements/Object 67" xlink:type="simple" xlink:show="embed" xlink:actuate="onLoad"/><svg:desc>formule</svg:desc></draw:frame>(maybe 1%) <text:span text:style-name="T59">and </text:span>re-evaluate the value of the option with the <text:span text:style-name="T60">Monte-Carlo method </text:span>and compute the <text:span text:style-name="T13">first order </text:span><text:span text:style-name="T9">finite difference</text:span> <text:span text:style-name="T57">with the </text:span><text:span text:style-name="T58">price estimate</text:span><text:span text:style-name="T57"> without perturbation.</text:span></text:p>
          </table:table-cell>
        </table:table-row>
        <table:table-row table:style-name="TableLine2547453276608">
          <table:table-cell table:style-name="Tableau4.A5" office:value-type="string">
            <text:list xml:id="list215148701163808" text:continue-numbering="true" text:style-name="L4">
              <text:list-header>
                <text:p text:style-name="P108"><text:span text:style-name="T32">Theta</text:span> <draw:frame draw:style-name="fr1" draw:name="Objet62" text:anchor-type="as-char" svg:width="0.88cm" svg:height="0.998cm" draw:z-index="60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    </text:list-header>
            </text:list>
          </table:table-cell>
          <table:table-cell table:style-name="Tableau4.B5" office:value-type="string">
            <text:p text:style-name="P75">Impose a little <text:span text:style-name="T9">perturbation</text:span> of <text:span text:style-name="T62">the expiration time </text:span><draw:frame draw:style-name="fr1" draw:name="Objet63" text:anchor-type="as-char" svg:width="2.235cm" svg:height="0.467cm" draw:z-index="67"><draw:object xlink:href="./Object 63" xlink:type="simple" xlink:show="embed" xlink:actuate="onLoad"/><draw:image xlink:href="./ObjectReplacements/Object 63" xlink:type="simple" xlink:show="embed" xlink:actuate="onLoad"/><svg:desc>formule</svg:desc></draw:frame>(maybe <text:span text:style-name="T63">one day for example</text:span>) <text:span text:style-name="T57">and recompute the multiple paths and the average of discounted pay-offs</text:span>. Then compute the <text:span text:style-name="T13">first order </text:span><text:span text:style-name="T9">finite difference</text:span> <text:span text:style-name="T57">with the </text:span><text:span text:style-name="T58">price estimate</text:span><text:span text:style-name="T57"> without perturbation.</text:span></text:p>
          </table:table-cell>
        </table:table-row>
        <table:table-row table:style-name="TableLine2547453274592">
          <table:table-cell table:style-name="Tableau4.A6" office:value-type="string">
            <text:list xml:id="list215149495984886" text:continue-numbering="true" text:style-name="L4">
              <text:list-header>
                <text:p text:style-name="P108"><text:span text:style-name="T32">Rho</text:span> <draw:frame draw:style-name="fr1" draw:name="Objet64" text:anchor-type="as-char" svg:width="0.88cm" svg:height="0.998cm" draw:z-index="61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    </text:list-header>
            </text:list>
          </table:table-cell>
          <table:table-cell table:style-name="Tableau4.B6" office:value-type="string">
            <text:p text:style-name="P74">Impose a little <text:span text:style-name="T9">perturbation</text:span> of<draw:frame draw:style-name="fr1" draw:name="Objet65" text:anchor-type="as-char" svg:width="0.392cm" svg:height="0.467cm" draw:z-index="62"><draw:object xlink:href="./Object 65" xlink:type="simple" xlink:show="embed" xlink:actuate="onLoad"/><draw:image xlink:href="./ObjectReplacements/Object 65" xlink:type="simple" xlink:show="embed" xlink:actuate="onLoad"/><svg:desc>formule</svg:desc></draw:frame><text:span text:style-name="T50">and</text:span> re-<text:span text:style-name="T61">compute the discounted pay-offs with this new</text:span><draw:frame draw:style-name="fr1" draw:name="Objet68" text:anchor-type="as-char" svg:width="1.198cm" svg:height="0.467cm" draw:z-index="65"><draw:object xlink:href="./Object 68" xlink:type="simple" xlink:show="embed" xlink:actuate="onLoad"/><draw:image xlink:href="./ObjectReplacements/Object 68" xlink:type="simple" xlink:show="embed" xlink:actuate="onLoad"/><svg:desc>formule</svg:desc></draw:frame>. <text:span text:style-name="T61">Then compute the estimate of the option price by averaging and finally compute</text:span> the <text:span text:style-name="T13">first order </text:span><text:span text:style-name="T9">finite difference </text:span><text:span text:style-name="T57">with the </text:span><text:span text:style-name="T58">price estimate</text:span><text:span text:style-name="T57"> without perturbation.</text:span></text:p>
          </table:table-cell>
        </table:table-row>
      </table:table>
      <text:p text:style-name="P34"><text:span text:style-name="T2">3</text:span><text:span text:style-name="T1">. </text:span><text:span text:style-name="T2">Risk </text:span><text:span text:style-name="T3">Evaluation </text:span><text:span text:style-name="T4">Methods</text:span></text:p>
      <text:p text:style-name="P33"/>
      <text:p text:style-name="P35">Appendix 1: </text:p>
      <text:p text:style-name="P30">Variance Reduction Methods for Convergence Acceleration of Monte-Carlo simulations</text:p>
      <text:p text:style-name="P16"/>
      <text:p text:style-name="P36">Appendix <text:span text:style-name="T64">2</text:span>: </text:p>
      <text:p text:style-name="P31">Longstaff-Schwartz Method for American Option Pricing</text:p>
      <text:p text:style-name="P31"/>
      <text:p text:style-name="P32">Since American options can be exercised at any time before maturity, some adaptations need to be done in the Monte-Carlo method to price them. One of the most used method in practice is the Longstaff-Schwartz method (2001). </text:p>
      <text:p text:style-name="P32">The following steps must be followed:</text:p>
      <text:p text:style-name="P32"/>
      <text:list xml:id="list3977735101" text:style-name="L7">
        <text:list-item>
          <text:p text:style-name="P90">As in the classical Monte-Carlo method for Bermudean option pricing, we start by generating<draw:frame draw:style-name="fr1" draw:name="Objet69" text:anchor-type="as-char" svg:width="0.547cm" svg:height="0.467cm" draw:z-index="68"><draw:object xlink:href="./Object 69" xlink:type="simple" xlink:show="embed" xlink:actuate="onLoad"/><draw:image xlink:href="./ObjectReplacements/Object 69" xlink:type="simple" xlink:show="embed" xlink:actuate="onLoad"/></draw:frame>random paths for the underlying asset price starting from its initial value <draw:frame draw:style-name="fr1" draw:name="Objet70" text:anchor-type="as-char" svg:width="0.573cm" svg:height="0.531cm" draw:z-index="69"><draw:object xlink:href="./Object 70" xlink:type="simple" xlink:show="embed" xlink:actuate="onLoad"/><draw:image xlink:href="./ObjectReplacements/Object 70" xlink:type="simple" xlink:show="embed" xlink:actuate="onLoad"/></draw:frame>assuming that it follows a certain stochastic process (for instance a geometric Brownian motion). </text:p>
          <text:p text:style-name="P91">They will be noted<draw:frame draw:style-name="fr1" draw:name="Objet71" text:anchor-type="as-char" svg:width="2.044cm" svg:height="0.596cm" draw:z-index="70"><draw:object xlink:href="./Object 71" xlink:type="simple" xlink:show="embed" xlink:actuate="onLoad"/><draw:image xlink:href="./ObjectReplacements/Object 71" xlink:type="simple" xlink:show="embed" xlink:actuate="onLoad"/></draw:frame>at<draw:frame draw:style-name="fr1" draw:name="Objet72" text:anchor-type="as-char" svg:width="0.483cm" svg:height="0.531cm" draw:z-index="71"><draw:object xlink:href="./Object 72" xlink:type="simple" xlink:show="embed" xlink:actuate="onLoad"/><draw:image xlink:href="./ObjectReplacements/Object 72" xlink:type="simple" xlink:show="embed" xlink:actuate="onLoad"/></draw:frame>the k-th time step.</text:p>
          <text:p text:style-name="P91"/>
        </text:list-item>
        <text:list-item>
          <text:p text:style-name="P90">Then we compute the pay-offs for path at every time step.</text:p>
          <text:p text:style-name="P91">They will be noted<draw:frame draw:style-name="fr1" draw:name="Objet73" text:anchor-type="as-char" svg:width="2.083cm" svg:height="0.596cm" draw:z-index="72"><draw:object xlink:href="./Object 73" xlink:type="simple" xlink:show="embed" xlink:actuate="onLoad"/><draw:image xlink:href="./ObjectReplacements/Object 73" xlink:type="simple" xlink:show="embed" xlink:actuate="onLoad"/></draw:frame>.</text:p>
          <text:p text:style-name="P91"/>
        </text:list-item>
        <text:list-item>
          <text:p text:style-name="P92">Starting from the maturity<draw:frame draw:style-name="fr1" draw:name="Objet74" text:anchor-type="as-char" svg:width="1.171cm" svg:height="0.531cm" draw:z-index="74"><draw:object xlink:href="./Object 74" xlink:type="simple" xlink:show="embed" xlink:actuate="onLoad"/><draw:image xlink:href="./ObjectReplacements/Object 74" xlink:type="simple" xlink:show="embed" xlink:actuate="onLoad"/></draw:frame>, for each path, the continuation value at each time step</text:p>
          <text:p text:style-name="P94"><draw:frame draw:style-name="fr1" draw:name="Objet76" text:anchor-type="as-char" svg:width="7.241cm" svg:height="0.596cm" draw:z-index="75"><draw:object xlink:href="./Object 76" xlink:type="simple" xlink:show="embed" xlink:actuate="onLoad"/><draw:image xlink:href="./ObjectReplacements/Object 76" xlink:type="simple" xlink:show="embed" xlink:actuate="onLoad"/></draw:frame></text:p>
          <text:p text:style-name="P93">is <text:span text:style-name="T65">approximated</text:span> <text:span text:style-name="T65">with linear regression by backward </text:span><text:span text:style-name="T78">induction</text:span><text:span text:style-name="T65"> as</text:span> follow:</text:p>
          <text:p text:style-name="P93"/>
          <text:list>
            <text:list-item>
              <text:p text:style-name="P95">Choose<draw:frame draw:style-name="fr1" draw:name="Objet75" text:anchor-type="as-char" svg:width="0.496cm" svg:height="0.467cm" draw:z-index="73"><draw:object xlink:href="./Object 75" xlink:type="simple" xlink:show="embed" xlink:actuate="onLoad"/><draw:image xlink:href="./ObjectReplacements/Object 75" xlink:type="simple" xlink:show="embed" xlink:actuate="onLoad"/></draw:frame>basis functions (e.g. Laguerre polynomials)<draw:frame draw:style-name="fr1" draw:name="Objet77" text:anchor-type="as-char" svg:width="0.656cm" svg:height="0.418cm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66">and approximate the continuation value by</text:span><draw:frame draw:style-name="fr1" draw:name="Objet78" text:anchor-type="as-char" svg:width="4.464cm" svg:height="0.801cm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67">with</text:span><text:span text:style-name="T67"><draw:frame draw:style-name="fr1" draw:name="Objet79" text:anchor-type="as-char" svg:width="0.519cm" svg:height="0.41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67">the coefficients that minimize</text:span><draw:frame draw:style-name="fr1" draw:name="Objet80" text:anchor-type="as-char" svg:width="3.231cm" svg:height="0.591cm" draw:z-index="79"><draw:object xlink:href="./Object 80" xlink:type="simple" xlink:show="embed" xlink:actuate="onLoad"/><draw:image xlink:href="./ObjectReplacements/Object 80" xlink:type="simple" xlink:show="embed" xlink:actuate="onLoad"/></draw:frame>.</text:p>
              <text:p text:style-name="P95"/>
            </text:list-item>
            <text:list-item>
              <text:p text:style-name="P96">Compute the <text:span text:style-name="T68">coefficients by solving the following system:</text:span></text:p>
              <text:p text:style-name="P97"><draw:frame draw:style-name="fr1" draw:name="Objet81" text:anchor-type="as-char" svg:width="2.626cm" svg:height="0.54cm" draw:z-index="80"><draw:object xlink:href="./Object 81" xlink:type="simple" xlink:show="embed" xlink:actuate="onLoad"/><draw:image xlink:href="./ObjectReplacements/Object 81" xlink:type="simple" xlink:show="embed" xlink:actuate="onLoad"/></draw:frame></text:p>
              <text:p text:style-name="P98">Where:</text:p>
              <text:p text:style-name="P98"><draw:frame draw:style-name="fr1" draw:name="Objet82" text:anchor-type="as-char" svg:width="10.927cm" svg:height="0.801cm" draw:z-index="81"><draw:object xlink:href="./Object 82" xlink:type="simple" xlink:show="embed" xlink:actuate="onLoad"/><draw:image xlink:href="./ObjectReplacements/Object 82" xlink:type="simple" xlink:show="embed" xlink:actuate="onLoad"/></draw:frame></text:p>
              <text:p text:style-name="P98"><draw:frame draw:style-name="fr1" draw:name="Objet83" text:anchor-type="as-char" svg:width="11.596cm" svg:height="0.801cm" draw:z-index="82"><draw:object xlink:href="./Object 83" xlink:type="simple" xlink:show="embed" xlink:actuate="onLoad"/><draw:image xlink:href="./ObjectReplacements/Object 83" xlink:type="simple" xlink:show="embed" xlink:actuate="onLoad"/></draw:frame></text:p>
              <text:p text:style-name="P98"/>
            </text:list-item>
            <text:list-item>
              <text:p text:style-name="P99">Finally, the continuation value is approximated by computing:</text:p>
              <text:p text:style-name="P100"><draw:frame draw:style-name="fr1" draw:name="Objet84" text:anchor-type="as-char" svg:width="3.249cm" svg:height="0.596cm" draw:z-index="83"><draw:object xlink:href="./Object 84" xlink:type="simple" xlink:show="embed" xlink:actuate="onLoad"/><draw:image xlink:href="./ObjectReplacements/Object 84" xlink:type="simple" xlink:show="embed" xlink:actuate="onLoad"/></draw:frame></text:p>
            </text:list-item>
          </text:list>
          <text:p text:style-name="P101"/>
        </text:list-item>
        <text:list-item>
          <text:p text:style-name="P102">For each <text:span text:style-name="T69">path</text:span>, the continuation value at each time step is compared to the pay-off; if the latter is greater then the option is exercised. The first time step for which this is verified is the optimal stopping time:<draw:frame draw:style-name="fr1" draw:name="Objet85" text:anchor-type="as-char" svg:width="1.256cm" svg:height="0.531cm" draw:z-index="85"><draw:object xlink:href="./Object 85" xlink:type="simple" xlink:show="embed" xlink:actuate="onLoad"/><draw:image xlink:href="./ObjectReplacements/Object 85" xlink:type="simple" xlink:show="embed" xlink:actuate="onLoad"/></draw:frame>, <text:span text:style-name="T70">with</text:span><draw:frame draw:style-name="fr1" draw:name="Objet87" text:anchor-type="as-char" svg:width="3.454cm" svg:height="0.531cm" draw:z-index="86"><draw:object xlink:href="./Object 87" xlink:type="simple" xlink:show="embed" xlink:actuate="onLoad"/><draw:image xlink:href="./ObjectReplacements/Object 87" xlink:type="simple" xlink:show="embed" xlink:actuate="onLoad"/></draw:frame>. <text:span text:style-name="T69">This time is determined for each path, </text:span><text:span text:style-name="T70">leading to a list of optimal pay-offs</text:span><text:span text:style-name="T70"><draw:frame draw:style-name="fr1" draw:name="Objet86" text:anchor-type="as-char" svg:width="2.635cm" svg:height="0.596cm" draw:z-index="84"><draw:object xlink:href="./Object 86" xlink:type="simple" xlink:show="embed" xlink:actuate="onLoad"/><draw:image xlink:href="./ObjectReplacements/Object 86" xlink:type="simple" xlink:show="embed" xlink:actuate="onLoad"/></draw:frame></text:span><text:span text:style-name="T70">.</text:span></text:p>
          <text:p text:style-name="P102"/>
        </text:list-item>
        <text:list-item>
          <text:p text:style-name="P102"><text:span text:style-name="T71">Finally, </text:span><text:span text:style-name="T72">discounted pay-offs are computed as </text:span><text:span text:style-name="T72"><draw:frame draw:style-name="fr1" draw:name="Objet88" text:anchor-type="as-char" svg:width="1.896cm" svg:height="0.63cm" draw:z-index="87"><draw:object xlink:href="./Object 88" xlink:type="simple" xlink:show="embed" xlink:actuate="onLoad"/><draw:image xlink:href="./ObjectReplacements/Object 88" xlink:type="simple" xlink:show="embed" xlink:actuate="onLoad"/></draw:frame></text:span><text:span text:style-name="T72"><draw:frame draw:style-name="fr1" draw:name="Objet89" text:anchor-type="as-char" svg:width="0.758cm" svg:height="0.467cm" draw:z-index="88"><draw:object xlink:href="./Object 89" xlink:type="simple" xlink:show="embed" xlink:actuate="onLoad"/><draw:image xlink:href="./ObjectReplacements/Object 89" xlink:type="simple" xlink:show="embed" xlink:actuate="onLoad"/></draw:frame></text:span><text:span text:style-name="T73">and average</text:span><text:span text:style-name="T74">d</text:span><text:span text:style-name="T73"> </text:span><text:span text:style-name="T74">in order</text:span><text:span text:style-name="T73"> to obtain an approximate of the option’s price.</text:span></text:p>
        </text:list-item>
      </text:list>
      <text:p text:style-name="P32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21:51:14.937000000</dc:date>
    <meta:editing-duration>PT16H20M39S</meta:editing-duration>
    <meta:editing-cycles>209</meta:editing-cycles>
    <meta:generator>LibreOffice/7.3.4.2$Windows_X86_64 LibreOffice_project/728fec16bd5f605073805c3c9e7c4212a0120dc5</meta:generator>
    <meta:document-statistic meta:table-count="4" meta:image-count="0" meta:object-count="89" meta:page-count="7" meta:paragraph-count="193" meta:word-count="1331" meta:character-count="7903" meta:non-whitespace-character-count="6766"/>
  </office:meta>
</office:document-meta>
</file>

<file path=Object 1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row>
                <msub>
                  <mi>S</mi>
                  <mi>t</mi>
                </msub>
                <mi>,</mi>
                <mi>t</mi>
              </mrow>
            </mrow>
            <mo fence="true" form="postfix" stretchy="false">)</mo>
          </mrow>
          <mo stretchy="false">=</mo>
          <mi>N</mi>
        </mrow>
        <mrow>
          <mo fence="true" form="prefix" stretchy="false">(</mo>
          <mrow>
            <msub>
              <mi>d</mi>
              <mn>1</mn>
            </msub>
          </mrow>
          <mo fence="true" form="postfix" stretchy="false">)</mo>
        </mrow>
        <mrow>
          <msub>
            <mi>S</mi>
            <mi>t</mi>
          </msub>
          <mo stretchy="false">−</mo>
          <mi>N</mi>
        </mrow>
        <mrow>
          <mo fence="true" form="prefix" stretchy="false">(</mo>
          <mrow>
            <msub>
              <mi>d</mi>
              <mn>2</mn>
            </msub>
          </mrow>
          <mo fence="true" form="postfix" stretchy="false">)</mo>
        </mrow>
        <msup>
          <mi mathvariant="italic">Ke</mi>
          <mrow>
            <mrow>
              <mo stretchy="false">−</mo>
              <mi>r</mi>
            </mrow>
            <mrow>
              <mo fence="true" form="prefix" stretchy="false">(</mo>
              <mrow>
                <mrow>
                  <mi>T</mi>
                  <mo stretchy="false">−</mo>
                  <mi>t</mi>
                </mrow>
              </mrow>
              <mo fence="true" form="postfix" stretchy="false">)</mo>
            </mrow>
          </mrow>
        </msup>
      </mrow>
    </mstyle>
    <annotation encoding="StarMath 5.0"> bold{ C( S_t, t ) = N( d_1 ) S_t - N( d_2 ) Ke^{-r(T-t)} }</annotation>
  </semantics>
</math>
</file>

<file path=Object 10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t</mi>
      </mrow>
    </mfrac>
    <annotation encoding="StarMath 5.0">frac{ partial V }{ partial t }</annotation>
  </semantics>
</math>
</file>

<file path=Object 11/content.xml><?xml version="1.0" encoding="utf-8"?>
<math xmlns="http://www.w3.org/1998/Math/MathML" display="block">
  <semantics>
    <mrow>
      <mi>N</mi>
      <mrow>
        <mo fence="true" form="prefix" stretchy="false">(</mo>
        <mrow>
          <msub>
            <mi>d</mi>
            <mn>1</mn>
          </msub>
        </mrow>
        <mo fence="true" form="postfix" stretchy="false">)</mo>
      </mrow>
    </mrow>
    <annotation encoding="StarMath 5.0">N( d_1 )</annotation>
  </semantics>
</math>
</file>

<file path=Object 12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sub>
              <mi>d</mi>
              <mn>1</mn>
            </msub>
          </mrow>
          <mo fence="true" form="postfix" stretchy="false">)</mo>
        </mrow>
        <mo stretchy="false">−</mo>
        <mn>1</mn>
      </mrow>
    </mrow>
    <annotation encoding="StarMath 5.0">N( d_1 ) - 1</annotation>
  </semantics>
</math>
</file>

<file path=Object 13/content.xml><?xml version="1.0" encoding="utf-8"?>
<math xmlns="http://www.w3.org/1998/Math/MathML" display="block">
  <semantics>
    <mfrac>
      <mrow>
        <msup>
          <mo stretchy="false">∂</mo>
          <mn>2</mn>
        </msup>
        <mi>V</mi>
      </mrow>
      <mrow>
        <mo stretchy="false">∂</mo>
        <msup>
          <mi>S</mi>
          <mn>2</mn>
        </msup>
      </mrow>
    </mfrac>
    <annotation encoding="StarMath 5.0">frac{ partial^2 V }{ partial S^2 }</annotation>
  </semantics>
</math>
</file>

<file path=Object 14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r</mi>
      </mrow>
    </mfrac>
    <annotation encoding="StarMath 5.0">frac{ partial V }{ partial r }</annotation>
  </semantics>
</math>
</file>

<file path=Object 15/content.xml><?xml version="1.0" encoding="utf-8"?>
<math xmlns="http://www.w3.org/1998/Math/MathML" display="block">
  <semantics>
    <mfrac>
      <mrow>
        <mi>N</mi>
        <mi>'</mi>
        <mrow>
          <mo fence="true" form="prefix" stretchy="false">(</mo>
          <mrow>
            <msub>
              <mi>d</mi>
              <mn>1</mn>
            </msub>
          </mrow>
          <mo fence="true" form="postfix" stretchy="false">)</mo>
        </mrow>
      </mrow>
      <mrow>
        <mi>S</mi>
        <mi>σ</mi>
        <msqrt>
          <mrow>
            <mi>T</mi>
            <mo stretchy="false">−</mo>
            <mi>t</mi>
          </mrow>
        </msqrt>
      </mrow>
    </mfrac>
    <annotation encoding="StarMath 5.0">frac{ N'(d_1) }{ S %sigma sqrt{T - t} }</annotation>
  </semantics>
</math>
</file>

<file path=Object 16/content.xml><?xml version="1.0" encoding="utf-8"?>
<math xmlns="http://www.w3.org/1998/Math/MathML" display="block">
  <semantics>
    <mrow>
      <mi>S</mi>
      <mi>N</mi>
      <mi>'</mi>
      <mrow>
        <mo fence="true" form="prefix" stretchy="false">(</mo>
        <mrow>
          <msub>
            <mi>d</mi>
            <mn>1</mn>
          </msub>
        </mrow>
        <mo fence="true" form="postfix" stretchy="false">)</mo>
      </mrow>
      <msqrt>
        <mrow>
          <mi>T</mi>
          <mo stretchy="false">−</mo>
          <mi>t</mi>
        </mrow>
      </msqrt>
    </mrow>
    <annotation encoding="StarMath 5.0">S N'( d_1 ) sqrt{ T - t }</annotation>
  </semantics>
</math>
</file>

<file path=Object 17/content.xml><?xml version="1.0" encoding="utf-8"?>
<math xmlns="http://www.w3.org/1998/Math/MathML" display="block">
  <semantics>
    <mrow>
      <mrow>
        <mrow>
          <mo stretchy="false">−</mo>
          <mfrac>
            <mrow>
              <mi>S</mi>
              <mi>N</mi>
              <mi>'</mi>
              <mrow>
                <mo fence="true" form="prefix" stretchy="false">(</mo>
                <mrow>
                  <msub>
                    <mi>d</mi>
                    <mn>1</mn>
                  </msub>
                </mrow>
                <mo fence="true" form="postfix" stretchy="false">)</mo>
              </mrow>
              <mi>σ</mi>
            </mrow>
            <mrow>
              <mn>2</mn>
              <msqrt>
                <mrow>
                  <mi>T</mi>
                  <mo stretchy="false">−</mo>
                  <mi>t</mi>
                </mrow>
              </msqrt>
            </mrow>
          </mfrac>
        </mrow>
        <mo stretchy="false">−</mo>
        <msup>
          <mi mathvariant="italic">rKe</mi>
          <mrow>
            <mrow>
              <mo stretchy="false">−</mo>
              <mi>r</mi>
            </mrow>
            <mrow>
              <mo fence="true" form="prefix" stretchy="false">(</mo>
              <mrow>
                <mrow>
                  <mi>T</mi>
                  <mo stretchy="false">−</mo>
                  <mi>t</mi>
                </mrow>
              </mrow>
              <mo fence="true" form="postfix" stretchy="false">)</mo>
            </mrow>
          </mrow>
        </msup>
      </mrow>
      <mi>N</mi>
      <mrow>
        <mo fence="true" form="prefix" stretchy="false">(</mo>
        <mrow>
          <msub>
            <mi>d</mi>
            <mn>2</mn>
          </msub>
        </mrow>
        <mo fence="true" form="postfix" stretchy="false">)</mo>
      </mrow>
    </mrow>
    <annotation encoding="StarMath 5.0">{-frac{ S N'(d_1) %sigma }{ 2 sqrt{T - t} } } - rKe^{ -r(T -t) }N( d_2 )</annotation>
  </semantics>
</math>
</file>

<file path=Object 18/content.xml><?xml version="1.0" encoding="utf-8"?>
<math xmlns="http://www.w3.org/1998/Math/MathML" display="block">
  <semantics>
    <mrow>
      <mrow>
        <mrow>
          <mo stretchy="false">−</mo>
          <mfrac>
            <mrow>
              <mi>S</mi>
              <mi>N</mi>
              <mi>'</mi>
              <mrow>
                <mo fence="true" form="prefix" stretchy="false">(</mo>
                <mrow>
                  <msub>
                    <mi>d</mi>
                    <mn>1</mn>
                  </msub>
                </mrow>
                <mo fence="true" form="postfix" stretchy="false">)</mo>
              </mrow>
              <mi>σ</mi>
            </mrow>
            <mrow>
              <mn>2</mn>
              <msqrt>
                <mrow>
                  <mi>T</mi>
                  <mo stretchy="false">−</mo>
                  <mi>t</mi>
                </mrow>
              </msqrt>
            </mrow>
          </mfrac>
        </mrow>
        <mo stretchy="false">+</mo>
        <msup>
          <mi mathvariant="italic">rKe</mi>
          <mrow>
            <mrow>
              <mo stretchy="false">−</mo>
              <mi>r</mi>
            </mrow>
            <mrow>
              <mo fence="true" form="prefix" stretchy="false">(</mo>
              <mrow>
                <mrow>
                  <mi>T</mi>
                  <mo stretchy="false">−</mo>
                  <mi>t</mi>
                </mrow>
              </mrow>
              <mo fence="true" form="postfix" stretchy="false">)</mo>
            </mrow>
          </mrow>
        </msup>
      </mrow>
      <mi>N</mi>
      <mrow>
        <mo fence="true" form="prefix" stretchy="false">(</mo>
        <mrow>
          <mrow>
            <mo stretchy="false">−</mo>
            <msub>
              <mi>d</mi>
              <mn>2</mn>
            </msub>
          </mrow>
        </mrow>
        <mo fence="true" form="postfix" stretchy="false">)</mo>
      </mrow>
    </mrow>
    <annotation encoding="StarMath 5.0">{-frac{ S N'(d_1) %sigma }{ 2 sqrt{T - t} } } + rKe^{ -r(T -t) }N( -d_2 )</annotation>
  </semantics>
</math>
</file>

<file path=Object 19/content.xml><?xml version="1.0" encoding="utf-8"?>
<math xmlns="http://www.w3.org/1998/Math/MathML" display="block">
  <semantics>
    <mrow>
      <mi>K</mi>
      <mrow>
        <mo fence="true" form="prefix" stretchy="false">(</mo>
        <mrow>
          <mrow>
            <mi>T</mi>
            <mo stretchy="false">−</mo>
            <mi>t</mi>
          </mrow>
        </mrow>
        <mo fence="true" form="postfix" stretchy="false">)</mo>
      </mrow>
      <msup>
        <mi>e</mi>
        <mrow>
          <mrow>
            <mo stretchy="false">−</mo>
            <mi>r</mi>
          </mrow>
          <mrow>
            <mo fence="true" form="prefix" stretchy="false">(</mo>
            <mrow>
              <mrow>
                <mi>T</mi>
                <mo stretchy="false">−</mo>
                <mi>t</mi>
              </mrow>
            </mrow>
            <mo fence="true" form="postfix" stretchy="false">)</mo>
          </mrow>
        </mrow>
      </msup>
      <mi>N</mi>
      <mrow>
        <mo fence="true" form="prefix" stretchy="false">(</mo>
        <mrow>
          <msub>
            <mi>d</mi>
            <mn>2</mn>
          </msub>
        </mrow>
        <mo fence="true" form="postfix" stretchy="false">)</mo>
      </mrow>
    </mrow>
    <annotation encoding="StarMath 5.0">K( T - t )e^{ -r(T - t) }N( d_2 )</annotation>
  </semantics>
</math>
</file>

<file path=Object 2/content.xml><?xml version="1.0" encoding="utf-8"?>
<math xmlns="http://www.w3.org/1998/Math/MathML" display="block">
  <semantics>
    <mrow>
      <mi>N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sqrt>
            <mrow>
              <mn>2</mn>
              <mi mathvariant="italic">pi</mi>
            </mrow>
          </msqrt>
        </mfrac>
      </mrow>
      <msup>
        <mi>e</mi>
        <mrow>
          <mrow>
            <mo stretchy="false">−</mo>
            <msup>
              <mi>x</mi>
              <mn>2</mn>
            </msup>
          </mrow>
          <mo stretchy="false">/</mo>
          <mn>2</mn>
        </mrow>
      </msup>
    </mrow>
    <annotation encoding="StarMath 5.0">N'( x ) = frac{ 1 }{ sqrt{2 pi}  }e^{ -x^2/2 }</annotation>
  </semantics>
</math>
</file>

<file path=Object 20/content.xml><?xml version="1.0" encoding="utf-8"?>
<math xmlns="http://www.w3.org/1998/Math/MathML" display="block">
  <semantics>
    <mrow>
      <mrow>
        <mo stretchy="false">−</mo>
        <mi>K</mi>
      </mrow>
      <mrow>
        <mo fence="true" form="prefix" stretchy="false">(</mo>
        <mrow>
          <mrow>
            <mi>T</mi>
            <mo stretchy="false">−</mo>
            <mi>t</mi>
          </mrow>
        </mrow>
        <mo fence="true" form="postfix" stretchy="false">)</mo>
      </mrow>
      <msup>
        <mi>e</mi>
        <mrow>
          <mrow>
            <mo stretchy="false">−</mo>
            <mi>r</mi>
          </mrow>
          <mrow>
            <mo fence="true" form="prefix" stretchy="false">(</mo>
            <mrow>
              <mrow>
                <mi>T</mi>
                <mo stretchy="false">−</mo>
                <mi>t</mi>
              </mrow>
            </mrow>
            <mo fence="true" form="postfix" stretchy="false">)</mo>
          </mrow>
        </mrow>
      </msup>
      <mi>N</mi>
      <mrow>
        <mo fence="true" form="prefix" stretchy="false">(</mo>
        <mrow>
          <mrow>
            <mo stretchy="false">−</mo>
            <msub>
              <mi>d</mi>
              <mn>2</mn>
            </msub>
          </mrow>
        </mrow>
        <mo fence="true" form="postfix" stretchy="false">)</mo>
      </mrow>
    </mrow>
    <annotation encoding="StarMath 5.0">-K( T - t )e^{ -r(T - t) }N( -d_2 )</annotation>
  </semantics>
</math>
</file>

<file path=Object 21/content.xml><?xml version="1.0" encoding="utf-8"?>
<math xmlns="http://www.w3.org/1998/Math/MathML" display="block">
  <semantics>
    <mi>k</mi>
    <annotation encoding="StarMath 5.0">k</annotation>
  </semantics>
</math>
</file>

<file path=Object 22/content.xml><?xml version="1.0" encoding="utf-8"?>
<math xmlns="http://www.w3.org/1998/Math/MathML" display="block">
  <semantics>
    <msub>
      <mi>S</mi>
      <mi>k</mi>
    </msub>
    <annotation encoding="StarMath 5.0">S_k</annotation>
  </semantics>
</math>
</file>

<file path=Object 23/content.xml><?xml version="1.0" encoding="utf-8"?>
<math xmlns="http://www.w3.org/1998/Math/MathML" display="block">
  <semantics>
    <mrow>
      <msubsup>
        <mi>S</mi>
        <mrow>
          <mi>k</mi>
          <mo stretchy="false">+</mo>
          <mn>1</mn>
        </mrow>
        <mi mathvariant="italic">up</mi>
      </msubsup>
      <mo stretchy="false">=</mo>
      <mrow>
        <mi>u</mi>
        <mo stretchy="false">×</mo>
        <msub>
          <mi>S</mi>
          <mi>k</mi>
        </msub>
      </mrow>
    </mrow>
    <annotation encoding="StarMath 5.0">S_{ k + 1 }^{ up } = u times S_k</annotation>
  </semantics>
</math>
</file>

<file path=Object 24/content.xml><?xml version="1.0" encoding="utf-8"?>
<math xmlns="http://www.w3.org/1998/Math/MathML" display="block">
  <semantics>
    <mrow>
      <msubsup>
        <mi>S</mi>
        <mrow>
          <mi>k</mi>
          <mo stretchy="false">+</mo>
          <mn>1</mn>
        </mrow>
        <mi mathvariant="italic">down</mi>
      </msubsup>
      <mo stretchy="false">=</mo>
      <mrow>
        <mi>d</mi>
        <mo stretchy="false">×</mo>
        <msub>
          <mi>S</mi>
          <mi>k</mi>
        </msub>
      </mrow>
    </mrow>
    <annotation encoding="StarMath 5.0">S_{ k + 1 }^{ down } = d times S_k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i>n</mi>
      <mi mathvariant="normal">Δ</mi>
      <mrow>
        <mi>t</mi>
        <mo stretchy="false">=</mo>
        <mi>T</mi>
      </mrow>
    </mrow>
    <annotation encoding="StarMath 5.0">n %DELTA t = T</annotation>
  </semantics>
</math>
</file>

<file path=Object 27/content.xml><?xml version="1.0" encoding="utf-8"?>
<math xmlns="http://www.w3.org/1998/Math/MathML" display="block">
  <semantics>
    <mrow>
      <mi>u</mi>
      <mo stretchy="false">=</mo>
      <msup>
        <mi>e</mi>
        <mrow>
          <mi>σ</mi>
          <msqrt>
            <mrow>
              <mi mathvariant="normal">Δ</mi>
              <mi>t</mi>
            </mrow>
          </msqrt>
        </mrow>
      </msup>
    </mrow>
    <annotation encoding="StarMath 5.0">u = e^{ %sigma sqrt{%DELTA t} }</annotation>
  </semantics>
</math>
</file>

<file path=Object 28/content.xml><?xml version="1.0" encoding="utf-8"?>
<math xmlns="http://www.w3.org/1998/Math/MathML" display="block">
  <semantics>
    <mrow>
      <mi>d</mi>
      <mo stretchy="false">=</mo>
      <msup>
        <mi>e</mi>
        <mrow>
          <mrow>
            <mo stretchy="false">−</mo>
            <mi>σ</mi>
          </mrow>
          <msqrt>
            <mrow>
              <mi mathvariant="normal">Δ</mi>
              <mi>t</mi>
            </mrow>
          </msqrt>
        </mrow>
      </msup>
    </mrow>
    <annotation encoding="StarMath 5.0">d = e^{ -%sigma sqrt{%DELTA t} }</annotation>
  </semantics>
</math>
</file>

<file path=Object 29/content.xml><?xml version="1.0" encoding="utf-8"?>
<math xmlns="http://www.w3.org/1998/Math/MathML" display="block">
  <semantics>
    <mrow>
      <mi>g</mi>
      <mrow>
        <mo fence="true" form="prefix" stretchy="false">(</mo>
        <mrow>
          <msub>
            <mi>S</mi>
            <mi>T</mi>
          </msub>
        </mrow>
        <mo fence="true" form="postfix" stretchy="false">)</mo>
      </mrow>
    </mrow>
    <annotation encoding="StarMath 5.0">g( S_T )</annotation>
  </semantics>
</math>
</file>

<file path=Object 3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sqrt>
            <mrow>
              <mn>2</mn>
              <mi mathvariant="italic">pi</mi>
            </mrow>
          </msqrt>
        </mfrac>
      </mrow>
      <mrow>
        <msubsup>
          <mo stretchy="false">∫</mo>
          <mrow>
            <mo stretchy="false">−</mo>
            <mi mathvariant="normal">∞</mi>
          </mrow>
          <mi>x</mi>
        </msubsup>
        <msup>
          <mi>e</mi>
          <mrow>
            <mrow>
              <mo stretchy="false">−</mo>
              <msup>
                <mi>z</mi>
                <mn>2</mn>
              </msup>
            </mrow>
            <mo stretchy="false">/</mo>
            <mn>2</mn>
          </mrow>
        </msup>
      </mrow>
      <mi mathvariant="italic">dz</mi>
    </mrow>
    <annotation encoding="StarMath 5.0">N( x ) = frac{ 1 }{ sqrt{2 pi}  } int_{-infty}^{x} e^{ -z^2/2 } dz</annotation>
  </semantics>
</math>
</file>

<file path=Object 30/content.xml><?xml version="1.0" encoding="utf-8"?>
<math xmlns="http://www.w3.org/1998/Math/MathML" display="block">
  <semantics>
    <mstyle mathvariant="bold">
      <mrow>
        <mrow>
          <msub>
            <mi>C</mi>
            <mrow>
              <mi>k</mi>
              <mo stretchy="false">−</mo>
              <mn>1</mn>
            </mrow>
          </msub>
          <mo stretchy="false">=</mo>
          <msup>
            <mi>e</mi>
            <mrow>
              <mrow>
                <mo stretchy="false">−</mo>
                <mi>r</mi>
              </mrow>
              <mi mathvariant="normal">Δ</mi>
              <mi>t</mi>
            </mrow>
          </msup>
        </mrow>
        <mrow>
          <mo fence="true" form="prefix" stretchy="false">(</mo>
          <mrow>
            <mrow>
              <mi>p</mi>
              <mrow>
                <msubsup>
                  <mi>C</mi>
                  <mi>k</mi>
                  <mi mathvariant="italic">up</mi>
                </msubsup>
                <mo stretchy="false">+</mo>
                <mrow>
                  <mo fence="true" form="prefix" stretchy="false">(</mo>
                  <mrow>
                    <mrow>
                      <mn>1</mn>
                      <mo stretchy="false">−</mo>
                      <mi>p</mi>
                    </mrow>
                  </mrow>
                  <mo fence="true" form="postfix" stretchy="false">)</mo>
                </mrow>
              </mrow>
              <msubsup>
                <mi>C</mi>
                <mi>k</mi>
                <mi mathvariant="italic">down</mi>
              </msubsup>
            </mrow>
          </mrow>
          <mo fence="true" form="postfix" stretchy="false">)</mo>
        </mrow>
      </mrow>
    </mstyle>
    <annotation encoding="StarMath 5.0">bold {C_{ k - 1} = e^{ -r %DELTA t }( p C_k^{up} + (1-p)C_k^{down} )}</annotation>
  </semantics>
</math>
</file>

<file path=Object 31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row>
      <mn>1</mn>
      <mo stretchy="false">−</mo>
      <mi>p</mi>
    </mrow>
    <annotation encoding="StarMath 5.0">1-p</annotation>
  </semantics>
</math>
</file>

<file path=Object 33/content.xml><?xml version="1.0" encoding="utf-8"?>
<math xmlns="http://www.w3.org/1998/Math/MathML" display="block">
  <semantics>
    <mrow>
      <mi>p</mi>
      <mo stretchy="false">=</mo>
      <mfrac>
        <mrow>
          <msup>
            <mi>e</mi>
            <mrow>
              <mrow>
                <mo fence="true" form="prefix" stretchy="false">(</mo>
                <mrow>
                  <mrow>
                    <mi>r</mi>
                    <mo stretchy="false">−</mo>
                    <mi>q</mi>
                  </mrow>
                </mrow>
                <mo fence="true" form="postfix" stretchy="false">)</mo>
              </mrow>
              <mi mathvariant="normal">Δ</mi>
              <mi>t</mi>
            </mrow>
          </msup>
          <mo stretchy="false">−</mo>
          <mi>d</mi>
        </mrow>
        <mrow>
          <mi>u</mi>
          <mo stretchy="false">−</mo>
          <mi>d</mi>
        </mrow>
      </mfrac>
    </mrow>
    <annotation encoding="StarMath 5.0">p = frac{ e^{(r - q)%DELTA t} - d }{ u - d }</annotation>
  </semantics>
</math>
</file>

<file path=Object 34/content.xml><?xml version="1.0" encoding="utf-8"?>
<math xmlns="http://www.w3.org/1998/Math/MathML" display="block">
  <semantics>
    <mi>p</mi>
    <annotation encoding="StarMath 5.0">p</annotation>
  </semantics>
</math>
</file>

<file path=Object 35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1</mn>
        </mrow>
      </mrow>
      <mo fence="true" form="postfix" stretchy="false">)</mo>
    </mrow>
    <annotation encoding="StarMath 5.0">(0, 1)</annotation>
  </semantics>
</math>
</file>

<file path=Object 36/content.xml><?xml version="1.0" encoding="utf-8"?>
<math xmlns="http://www.w3.org/1998/Math/MathML" display="block">
  <semantics>
    <mrow>
      <mi mathvariant="normal">Δ</mi>
      <mrow>
        <mi>t</mi>
        <mo stretchy="false">&lt;</mo>
        <mfrac>
          <msup>
            <mi>σ</mi>
            <mn>2</mn>
          </msup>
          <msup>
            <mrow>
              <mo fence="true" form="prefix" stretchy="false">(</mo>
              <mrow>
                <mrow>
                  <mi>r</mi>
                  <mi>–</mi>
                  <mi>q</mi>
                </mrow>
              </mrow>
              <mo fence="true" form="postfix" stretchy="false">)</mo>
            </mrow>
            <mn>2</mn>
          </msup>
        </mfrac>
      </mrow>
    </mrow>
    <annotation encoding="StarMath 5.0">%DELTA t &lt; frac{%sigma^2}{(r – q)^2}</annotation>
  </semantics>
</math>
</file>

<file path=Object 37/content.xml><?xml version="1.0" encoding="utf-8"?>
<math xmlns="http://www.w3.org/1998/Math/MathML" display="block">
  <semantics>
    <mi>q</mi>
    <annotation encoding="StarMath 5.0">q</annotation>
  </semantics>
</math>
</file>

<file path=Object 38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S</mi>
      </mrow>
    </mfrac>
    <annotation encoding="StarMath 5.0">frac{ partial V }{ partial S }</annotation>
  </semantics>
</math>
</file>

<file path=Object 39/content.xml><?xml version="1.0" encoding="utf-8"?>
<math xmlns="http://www.w3.org/1998/Math/MathML" display="block">
  <semantics>
    <mi>S</mi>
    <annotation encoding="StarMath 5.0">S</annotation>
  </semantics>
</math>
</file>

<file path=Object 4/content.xml><?xml version="1.0" encoding="utf-8"?>
<math xmlns="http://www.w3.org/1998/Math/MathML" display="block">
  <semantics>
    <mrow>
      <mrow>
        <msub>
          <mi>d</mi>
          <mn>1</mn>
        </msub>
        <mo stretchy="false">=</mo>
        <mfrac>
          <mn>1</mn>
          <mrow>
            <mi>σ</mi>
            <msqrt>
              <mrow>
                <mi>T</mi>
                <mo stretchy="false">−</mo>
                <mi>t</mi>
              </mrow>
            </msqrt>
          </mrow>
        </mfrac>
      </mrow>
      <mrow>
        <mo fence="true" form="prefix" stretchy="false">[</mo>
        <mrow>
          <mrow>
            <mi>ln</mi>
            <mrow>
              <mrow>
                <mo fence="true" form="prefix" stretchy="false">(</mo>
                <mrow>
                  <mrow>
                    <msub>
                      <mi>S</mi>
                      <mi>t</mi>
                    </msub>
                    <mo stretchy="false">/</mo>
                    <mi>K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+</mo>
                    <mrow>
                      <msup>
                        <mi>σ</mi>
                        <mn>2</mn>
                      </msup>
                      <mo stretchy="false">/</mo>
                      <mn>2</mn>
                    </mrow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T</mi>
                  <mo stretchy="false">−</mo>
                  <mi>t</mi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d_1 = frac{ 1 }{ %sigma  sqrt{T - t} }[ ln(S_t/K) + (r + %sigma^2/2)(T - t) ]</annotation>
  </semantics>
</math>
</file>

<file path=Object 40/content.xml><?xml version="1.0" encoding="utf-8"?>
<math xmlns="http://www.w3.org/1998/Math/MathML" display="block">
  <semantics>
    <mrow>
      <mrow>
        <mo stretchy="false">+</mo>
        <mi mathvariant="normal">Δ</mi>
      </mrow>
      <mi>S</mi>
    </mrow>
    <annotation encoding="StarMath 5.0">+%DELTA S</annotation>
  </semantics>
</math>
</file>

<file path=Object 41/content.xml><?xml version="1.0" encoding="utf-8"?>
<math xmlns="http://www.w3.org/1998/Math/MathML" display="block">
  <semantics>
    <mfrac>
      <mrow>
        <msup>
          <mo stretchy="false">∂</mo>
          <mn>2</mn>
        </msup>
        <mi>V</mi>
      </mrow>
      <mrow>
        <mo stretchy="false">∂</mo>
        <msup>
          <mi>S</mi>
          <mn>2</mn>
        </msup>
      </mrow>
    </mfrac>
    <annotation encoding="StarMath 5.0">frac{ partial^2 V }{ partial S^2 }</annotation>
  </semantics>
</math>
</file>

<file path=Object 42/content.xml><?xml version="1.0" encoding="utf-8"?>
<math xmlns="http://www.w3.org/1998/Math/MathML" display="block">
  <semantics>
    <mrow>
      <mrow>
        <mo stretchy="false">−</mo>
        <mi mathvariant="normal">Δ</mi>
      </mrow>
      <mi>S</mi>
    </mrow>
    <annotation encoding="StarMath 5.0">-%DELTA S</annotation>
  </semantics>
</math>
</file>

<file path=Object 43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σ</mi>
      </mrow>
    </mfrac>
    <annotation encoding="StarMath 5.0">frac{ partial V }{ partial %sigma }</annotation>
  </semantics>
</math>
</file>

<file path=Object 44/content.xml><?xml version="1.0" encoding="utf-8"?>
<math xmlns="http://www.w3.org/1998/Math/MathML" display="block">
  <semantics>
    <mi>σ</mi>
    <annotation encoding="StarMath 5.0">%sigma</annotation>
  </semantics>
</math>
</file>

<file path=Object 45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t</mi>
      </mrow>
    </mfrac>
    <annotation encoding="StarMath 5.0">frac{ partial V }{ partial t }</annotation>
  </semantics>
</math>
</file>

<file path=Object 46/content.xml><?xml version="1.0" encoding="utf-8"?>
<math xmlns="http://www.w3.org/1998/Math/MathML" display="block">
  <semantics>
    <mi>r</mi>
    <annotation encoding="StarMath 5.0">r</annotation>
  </semantics>
</math>
</file>

<file path=Object 47/content.xml><?xml version="1.0" encoding="utf-8"?>
<math xmlns="http://www.w3.org/1998/Math/MathML" display="block">
  <semantics>
    <mrow>
      <mi>T</mi>
      <mrow>
        <mi>'</mi>
        <mo stretchy="false">=</mo>
        <mrow>
          <mi>T</mi>
          <mo stretchy="false">−</mo>
          <mi mathvariant="normal">Δ</mi>
        </mrow>
      </mrow>
      <mi>T</mi>
    </mrow>
    <annotation encoding="StarMath 5.0">T' = T - %DELTA T</annotation>
  </semantics>
</math>
</file>

<file path=Object 48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r</mi>
      </mrow>
    </mfrac>
    <annotation encoding="StarMath 5.0">frac{ partial V }{ partial r }</annotation>
  </semantics>
</math>
</file>

<file path=Object 49/content.xml><?xml version="1.0" encoding="utf-8"?>
<math xmlns="http://www.w3.org/1998/Math/MathML" display="block">
  <semantics>
    <mrow>
      <mrow>
        <msub>
          <mi mathvariant="italic">dS</mi>
          <mi>t</mi>
        </msub>
        <mo stretchy="false">=</mo>
        <mi>μ</mi>
      </mrow>
      <msub>
        <mi>S</mi>
        <mi>t</mi>
      </msub>
      <mrow>
        <mi mathvariant="italic">dt</mi>
        <mo stretchy="false">+</mo>
        <msqrt>
          <msub>
            <mi>ν</mi>
            <mi>t</mi>
          </msub>
        </msqrt>
      </mrow>
      <msub>
        <mi>S</mi>
        <mi>t</mi>
      </msub>
      <msub>
        <mi mathvariant="italic">dW</mi>
        <mi>t</mi>
      </msub>
    </mrow>
    <annotation encoding="StarMath 5.0">dS_t = %mu S_t dt + sqrt{ %nu_t }S_t dW_t</annotation>
  </semantics>
</math>
</file>

<file path=Object 5/content.xml><?xml version="1.0" encoding="utf-8"?>
<math xmlns="http://www.w3.org/1998/Math/MathML" display="block">
  <semantics>
    <mrow>
      <mrow>
        <msub>
          <mi>d</mi>
          <mn>2</mn>
        </msub>
        <mo stretchy="false">=</mo>
        <mrow>
          <msub>
            <mi>d</mi>
            <mn>1</mn>
          </msub>
          <mo stretchy="false">−</mo>
          <mi>σ</mi>
        </mrow>
      </mrow>
      <msqrt>
        <mrow>
          <mo fence="true" form="prefix" stretchy="false">(</mo>
          <mrow>
            <mrow>
              <mi>T</mi>
              <mo stretchy="false">−</mo>
              <mi>t</mi>
            </mrow>
          </mrow>
          <mo fence="true" form="postfix" stretchy="false">)</mo>
        </mrow>
      </msqrt>
    </mrow>
    <annotation encoding="StarMath 5.0">d_2 = d_1 - %sigma sqrt( T - t )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52/content.xml><?xml version="1.0" encoding="utf-8"?>
<math xmlns="http://www.w3.org/1998/Math/MathML" display="block">
  <semantics>
    <mrow>
      <mi>t</mi>
      <mo stretchy="false">=</mo>
      <mi>T</mi>
    </mrow>
    <annotation encoding="StarMath 5.0">t=T</annotation>
  </semantics>
</math>
</file>

<file path=Object 53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54/content.xml><?xml version="1.0" encoding="utf-8"?>
<math xmlns="http://www.w3.org/1998/Math/MathML" display="block">
  <semantics>
    <mstyle mathvariant="bold">
      <mrow>
        <mi mathvariant="normal">Ε</mi>
        <mrow>
          <mo fence="true" form="prefix" stretchy="false">(</mo>
          <mrow>
            <mrow>
              <mi mathvariant="italic">Payoff</mi>
              <mo stretchy="false">×</mo>
              <msup>
                <mi>e</mi>
                <mrow>
                  <mo stretchy="false">−</mo>
                  <mi mathvariant="italic">rT</mi>
                </mrow>
              </msup>
            </mrow>
          </mrow>
          <mo fence="true" form="postfix" stretchy="false">)</mo>
        </mrow>
      </mrow>
    </mstyle>
    <annotation encoding="StarMath 5.0">bold {%EPSILON( Payoff times e^{-rT} )}</annotation>
  </semantics>
</math>
</file>

<file path=Object 55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S</mi>
      </mrow>
    </mfrac>
    <annotation encoding="StarMath 5.0">frac{ partial V }{ partial S }</annotation>
  </semantics>
</math>
</file>

<file path=Object 56/content.xml><?xml version="1.0" encoding="utf-8"?>
<math xmlns="http://www.w3.org/1998/Math/MathML" display="block">
  <semantics>
    <mi>S</mi>
    <annotation encoding="StarMath 5.0">S</annotation>
  </semantics>
</math>
</file>

<file path=Object 57/content.xml><?xml version="1.0" encoding="utf-8"?>
<math xmlns="http://www.w3.org/1998/Math/MathML" display="block">
  <semantics>
    <mfrac>
      <mrow>
        <msup>
          <mo stretchy="false">∂</mo>
          <mn>2</mn>
        </msup>
        <mi>V</mi>
      </mrow>
      <mrow>
        <mo stretchy="false">∂</mo>
        <msup>
          <mi>S</mi>
          <mn>2</mn>
        </msup>
      </mrow>
    </mfrac>
    <annotation encoding="StarMath 5.0">frac{ partial^2 V }{ partial S^2 }</annotation>
  </semantics>
</math>
</file>

<file path=Object 58/content.xml><?xml version="1.0" encoding="utf-8"?>
<math xmlns="http://www.w3.org/1998/Math/MathML" display="block">
  <semantics>
    <mrow>
      <mrow>
        <mo stretchy="false">+</mo>
        <mi mathvariant="normal">Δ</mi>
      </mrow>
      <mi>S</mi>
    </mrow>
    <annotation encoding="StarMath 5.0">+%DELTA S</annotation>
  </semantics>
</math>
</file>

<file path=Object 59/content.xml><?xml version="1.0" encoding="utf-8"?>
<math xmlns="http://www.w3.org/1998/Math/MathML" display="block">
  <semantics>
    <mrow>
      <mrow>
        <mo stretchy="false">−</mo>
        <mi mathvariant="normal">Δ</mi>
      </mrow>
      <mi>S</mi>
    </mrow>
    <annotation encoding="StarMath 5.0">-%DELTA S</annotation>
  </semantics>
</math>
</file>

<file path=Object 6/content.xml><?xml version="1.0" encoding="utf-8"?>
<math xmlns="http://www.w3.org/1998/Math/MathML" display="block">
  <semantics>
    <msup>
      <mi>e</mi>
      <mrow>
        <mrow>
          <mo stretchy="false">−</mo>
          <mi>r</mi>
        </mrow>
        <mrow>
          <mo fence="true" form="prefix" stretchy="false">(</mo>
          <mrow>
            <mrow>
              <mi>T</mi>
              <mo stretchy="false">−</mo>
              <mi>t</mi>
            </mrow>
          </mrow>
          <mo fence="true" form="postfix" stretchy="false">)</mo>
        </mrow>
      </mrow>
    </msup>
    <annotation encoding="StarMath 5.0">e^{ -r(T - t) }</annotation>
  </semantics>
</math>
</file>

<file path=Object 60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σ</mi>
      </mrow>
    </mfrac>
    <annotation encoding="StarMath 5.0">frac{ partial V }{ partial %sigma }</annotation>
  </semantics>
</math>
</file>

<file path=Object 61/content.xml><?xml version="1.0" encoding="utf-8"?>
<math xmlns="http://www.w3.org/1998/Math/MathML" display="block">
  <semantics>
    <mi>σ</mi>
    <annotation encoding="StarMath 5.0">%sigma</annotation>
  </semantics>
</math>
</file>

<file path=Object 62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t</mi>
      </mrow>
    </mfrac>
    <annotation encoding="StarMath 5.0">frac{ partial V }{ partial t }</annotation>
  </semantics>
</math>
</file>

<file path=Object 63/content.xml><?xml version="1.0" encoding="utf-8"?>
<math xmlns="http://www.w3.org/1998/Math/MathML" display="block">
  <semantics>
    <mrow>
      <mi>T</mi>
      <mrow>
        <mi>'</mi>
        <mo stretchy="false">=</mo>
        <mrow>
          <mi>T</mi>
          <mo stretchy="false">−</mo>
          <mi mathvariant="normal">Δ</mi>
        </mrow>
      </mrow>
      <mi>T</mi>
    </mrow>
    <annotation encoding="StarMath 5.0">T' = T - %DELTA T</annotation>
  </semantics>
</math>
</file>

<file path=Object 64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r</mi>
      </mrow>
    </mfrac>
    <annotation encoding="StarMath 5.0">frac{ partial V }{ partial r }</annotation>
  </semantics>
</math>
</file>

<file path=Object 65/content.xml><?xml version="1.0" encoding="utf-8"?>
<math xmlns="http://www.w3.org/1998/Math/MathML" display="block">
  <semantics>
    <mi>r</mi>
    <annotation encoding="StarMath 5.0">r</annotation>
  </semantics>
</math>
</file>

<file path=Object 66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67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68/content.xml><?xml version="1.0" encoding="utf-8"?>
<math xmlns="http://www.w3.org/1998/Math/MathML" display="block">
  <semantics>
    <mrow>
      <mrow>
        <mi>r</mi>
        <mo stretchy="false">+</mo>
        <mi mathvariant="normal">Δ</mi>
      </mrow>
      <mi>r</mi>
    </mrow>
    <annotation encoding="StarMath 5.0">r + %DELTA r</annotation>
  </semantics>
</math>
</file>

<file path=Object 69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style mathvariant="bold">
      <mrow>
        <mi>P</mi>
        <mrow>
          <mrow>
            <mo fence="true" form="prefix" stretchy="false">(</mo>
            <mrow>
              <mrow>
                <msub>
                  <mi>S</mi>
                  <mi>t</mi>
                </msub>
                <mi>,</mi>
                <mi>t</mi>
              </mrow>
            </mrow>
            <mo fence="true" form="postfix" stretchy="false">)</mo>
          </mrow>
          <mo stretchy="false">=</mo>
          <mi>N</mi>
        </mrow>
        <mrow>
          <mo fence="true" form="prefix" stretchy="false">(</mo>
          <mrow>
            <mrow>
              <mo stretchy="false">−</mo>
              <msub>
                <mi>d</mi>
                <mn>2</mn>
              </msub>
            </mrow>
          </mrow>
          <mo fence="true" form="postfix" stretchy="false">)</mo>
        </mrow>
        <mrow>
          <msup>
            <mi mathvariant="italic">Ke</mi>
            <mrow>
              <mrow>
                <mo stretchy="false">−</mo>
                <mi>r</mi>
              </mrow>
              <mrow>
                <mo fence="true" form="prefix" stretchy="false">(</mo>
                <mrow>
                  <mrow>
                    <mi>T</mi>
                    <mo stretchy="false">−</mo>
                    <mi>t</mi>
                  </mrow>
                </mrow>
                <mo fence="true" form="postfix" stretchy="false">)</mo>
              </mrow>
            </mrow>
          </msup>
          <mo stretchy="false">−</mo>
          <mi>N</mi>
        </mrow>
        <mrow>
          <mo fence="true" form="prefix" stretchy="false">(</mo>
          <mrow>
            <mrow>
              <mo stretchy="false">−</mo>
              <msub>
                <mi>d</mi>
                <mn>1</mn>
              </msub>
            </mrow>
          </mrow>
          <mo fence="true" form="postfix" stretchy="false">)</mo>
        </mrow>
        <msub>
          <mi>S</mi>
          <mi>t</mi>
        </msub>
      </mrow>
    </mstyle>
    <annotation encoding="StarMath 5.0"> bold { P( S_t, t ) = N( -d_2 )Ke^{ -r(T - t) } - N( -d_1 )S_t }</annotation>
  </semantics>
</math>
</file>

<file path=Object 70/content.xml><?xml version="1.0" encoding="utf-8"?>
<math xmlns="http://www.w3.org/1998/Math/MathML" display="block">
  <semantics>
    <msub>
      <mi>S</mi>
      <mn>0</mn>
    </msub>
    <annotation encoding="StarMath 5.0">S_{ 0 }</annotation>
  </semantics>
</math>
</file>

<file path=Object 71/content.xml><?xml version="1.0" encoding="utf-8"?>
<math xmlns="http://www.w3.org/1998/Math/MathML" display="block">
  <semantics>
    <msub>
      <mrow>
        <mo fence="true" form="prefix" stretchy="false">(</mo>
        <mrow>
          <msubsup>
            <mi>S</mi>
            <mi>k</mi>
            <mrow>
              <mo fence="true" form="prefix" stretchy="false">(</mo>
              <mrow>
                <mi>i</mi>
              </mrow>
              <mo fence="true" form="postfix" stretchy="false">)</mo>
            </mrow>
          </msubsup>
        </mrow>
        <mo fence="true" form="postfix" stretchy="false">)</mo>
      </mrow>
      <mrow>
        <mrow>
          <mi>i</mi>
          <mo stretchy="false">=</mo>
          <mn>1</mn>
        </mrow>
        <mi>,</mi>
        <mn>...</mn>
        <mi>,</mi>
        <mi>N</mi>
      </mrow>
    </msub>
    <annotation encoding="StarMath 5.0">( S_{k}^{(i)} )_{ i=1,...,N }</annotation>
  </semantics>
</math>
</file>

<file path=Object 72/content.xml><?xml version="1.0" encoding="utf-8"?>
<math xmlns="http://www.w3.org/1998/Math/MathML" display="block">
  <semantics>
    <msub>
      <mi>t</mi>
      <mi>k</mi>
    </msub>
    <annotation encoding="StarMath 5.0">t_k</annotation>
  </semantics>
</math>
</file>

<file path=Object 73/content.xml><?xml version="1.0" encoding="utf-8"?>
<math xmlns="http://www.w3.org/1998/Math/MathML" display="block">
  <semantics>
    <mrow>
      <mrow>
        <msubsup>
          <mi>h</mi>
          <mi>k</mi>
          <mrow>
            <mo fence="true" form="prefix" stretchy="false">(</mo>
            <mrow>
              <mi>i</mi>
            </mrow>
            <mo fence="true" form="postfix" stretchy="false">)</mo>
          </mrow>
        </msubsup>
        <mo stretchy="false">=</mo>
        <mi>h</mi>
      </mrow>
      <mrow>
        <mo fence="true" form="prefix" stretchy="false">(</mo>
        <mrow>
          <msubsup>
            <mi>S</mi>
            <mi>k</mi>
            <mrow>
              <mo fence="true" form="prefix" stretchy="false">(</mo>
              <mrow>
                <mi>i</mi>
              </mrow>
              <mo fence="true" form="postfix" stretchy="false">)</mo>
            </mrow>
          </msubsup>
        </mrow>
        <mo fence="true" form="postfix" stretchy="false">)</mo>
      </mrow>
    </mrow>
    <annotation encoding="StarMath 5.0">h_{ k }^{( i )} = h( S_{ k }^{( i )} )</annotation>
  </semantics>
</math>
</file>

<file path=Object 74/content.xml><?xml version="1.0" encoding="utf-8"?>
<math xmlns="http://www.w3.org/1998/Math/MathML" display="block">
  <semantics>
    <mrow>
      <msub>
        <mi>t</mi>
        <mi>m</mi>
      </msub>
      <mo stretchy="false">=</mo>
      <mi>T</mi>
    </mrow>
    <annotation encoding="StarMath 5.0">t_{ m } = T</annotation>
  </semantics>
</math>
</file>

<file path=Object 75/content.xml><?xml version="1.0" encoding="utf-8"?>
<math xmlns="http://www.w3.org/1998/Math/MathML" display="block">
  <semantics>
    <mi>R</mi>
    <annotation encoding="StarMath 5.0">R</annotation>
  </semantics>
</math>
</file>

<file path=Object 76/content.xml><?xml version="1.0" encoding="utf-8"?>
<math xmlns="http://www.w3.org/1998/Math/MathML" display="block">
  <semantics>
    <mrow>
      <mrow>
        <msubsup>
          <mi>C</mi>
          <mrow>
            <mi>k</mi>
            <mo stretchy="false">−</mo>
            <mn>1</mn>
          </mrow>
          <mrow>
            <mo fence="true" form="prefix" stretchy="false">(</mo>
            <mrow>
              <mi>i</mi>
            </mrow>
            <mo fence="true" form="postfix" stretchy="false">)</mo>
          </mrow>
        </msubsup>
        <mo stretchy="false">=</mo>
        <msub>
          <mi>C</mi>
          <mrow>
            <mi>k</mi>
            <mo stretchy="false">−</mo>
            <mn>1</mn>
          </mrow>
        </msub>
      </mrow>
      <mrow>
        <mrow>
          <mo fence="true" form="prefix" stretchy="false">(</mo>
          <mrow>
            <msubsup>
              <mi>S</mi>
              <mrow>
                <mi>k</mi>
                <mo stretchy="false">−</mo>
                <mn>1</mn>
              </mrow>
              <mrow>
                <mo fence="true" form="prefix" stretchy="false">(</mo>
                <mrow>
                  <mi>i</mi>
                </mrow>
                <mo fence="true" form="postfix" stretchy="false">)</mo>
              </mrow>
            </msubsup>
          </mrow>
          <mo fence="true" form="postfix" stretchy="false">)</mo>
        </mrow>
        <mo stretchy="false">=</mo>
        <mi mathvariant="normal">Ε</mi>
      </mrow>
      <mrow>
        <mo fence="true" form="prefix" stretchy="false">(</mo>
        <mrow>
          <mrow>
            <mi mathvariant="italic">max</mi>
            <mrow>
              <mrow>
                <mo fence="true" form="prefix" stretchy="false">(</mo>
                <mrow>
                  <mrow>
                    <msubsup>
                      <mi>C</mi>
                      <mi>k</mi>
                      <mrow>
                        <mo fence="true" form="prefix" stretchy="false">(</mo>
                        <mrow>
                          <mi>i</mi>
                        </mrow>
                        <mo fence="true" form="postfix" stretchy="false">)</mo>
                      </mrow>
                    </msubsup>
                    <mi>,</mi>
                    <msubsup>
                      <mi>h</mi>
                      <mi>k</mi>
                      <mrow>
                        <mo fence="true" form="prefix" stretchy="false">(</mo>
                        <mrow>
                          <mi>i</mi>
                        </mrow>
                        <mo fence="true" form="postfix" stretchy="false">)</mo>
                      </mrow>
                    </msubsup>
                  </mrow>
                </mrow>
                <mo fence="true" form="postfix" stretchy="false">)</mo>
              </mrow>
              <mo stretchy="false">∣</mo>
              <msubsup>
                <mi>S</mi>
                <mrow>
                  <mi>k</mi>
                  <mo stretchy="false">−</mo>
                  <mn>1</mn>
                </mrow>
                <mrow>
                  <mo fence="true" form="prefix" stretchy="false">(</mo>
                  <mrow>
                    <mi>i</mi>
                  </mrow>
                  <mo fence="true" form="postfix" stretchy="false">)</mo>
                </mrow>
              </msubsup>
            </mrow>
          </mrow>
        </mrow>
        <mo fence="true" form="postfix" stretchy="false">)</mo>
      </mrow>
    </mrow>
    <annotation encoding="StarMath 5.0">C_{ k - 1 }^{(i)} = C_{ k - 1 }(S_{k-1}^{(i)}) = %EPSILON ( max(C_{k}^{(i)}, h_k^{(i)}) divides S_{k-1}^{(i)} )</annotation>
  </semantics>
</math>
</file>

<file path=Object 77/content.xml><?xml version="1.0" encoding="utf-8"?>
<math xmlns="http://www.w3.org/1998/Math/MathML" display="block">
  <semantics>
    <msub>
      <mi>ψ</mi>
      <mi>r</mi>
    </msub>
    <annotation encoding="StarMath 5.0">%psi_{ r }</annotation>
  </semantics>
</math>
</file>

<file path=Object 78/content.xml><?xml version="1.0" encoding="utf-8"?>
<math xmlns="http://www.w3.org/1998/Math/MathML" display="block">
  <semantics>
    <mrow>
      <msubsup>
        <mi>C</mi>
        <mrow>
          <mi>k</mi>
          <mo stretchy="false">−</mo>
          <mn>1</mn>
        </mrow>
        <mi mathvariant="italic">estim</mi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sup>
            <mo stretchy="false">∑</mo>
            <mrow>
              <mi>r</mi>
              <mo stretchy="false">=</mo>
              <mn>1</mn>
            </mrow>
            <mi>R</mi>
          </msubsup>
          <mrow>
            <msub>
              <mi>β</mi>
              <mi>r</mi>
            </msub>
            <msub>
              <mi>ψ</mi>
              <mi>r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C_{k-1}^estim (x) = sum_{ r=1 }^R { %beta_r %psi_r(x) }</annotation>
  </semantics>
</math>
</file>

<file path=Object 79/content.xml><?xml version="1.0" encoding="utf-8"?>
<math xmlns="http://www.w3.org/1998/Math/MathML" display="block">
  <semantics>
    <mi>β</mi>
    <annotation encoding="StarMath 5.0">%beta</annotation>
  </semantics>
</math>
</file>

<file path=Object 8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S</mi>
      </mrow>
    </mfrac>
    <annotation encoding="StarMath 5.0">frac{ partial V }{ partial S }</annotation>
  </semantics>
</math>
</file>

<file path=Object 80/content.xml><?xml version="1.0" encoding="utf-8"?>
<math xmlns="http://www.w3.org/1998/Math/MathML" display="block">
  <semantics>
    <mrow>
      <mi mathvariant="normal">Ε</mi>
      <mrow>
        <mo fence="true" form="prefix" stretchy="false">(</mo>
        <mrow>
          <msup>
            <mrow>
              <mo fence="true" form="prefix" stretchy="false">(</mo>
              <mrow>
                <mrow>
                  <msub>
                    <mi>C</mi>
                    <mrow>
                      <mi>k</mi>
                      <mo stretchy="false">−</mo>
                      <mn>1</mn>
                    </mrow>
                  </msub>
                  <mo stretchy="false">−</mo>
                  <msubsup>
                    <mi>C</mi>
                    <mrow>
                      <mi>k</mi>
                      <mo stretchy="false">−</mo>
                      <mn>1</mn>
                    </mrow>
                    <mi mathvariant="italic">estim</mi>
                  </msubsup>
                </mrow>
              </mrow>
              <mo fence="true" form="postfix" stretchy="false">)</mo>
            </mrow>
            <mn>2</mn>
          </msup>
        </mrow>
        <mo fence="true" form="postfix" stretchy="false">)</mo>
      </mrow>
    </mrow>
    <annotation encoding="StarMath 5.0">%EPSILON ( ({ C_{ k - 1 } - C_{ k - 1 }^{estim} })^2 )</annotation>
  </semantics>
</math>
</file>

<file path=Object 81/content.xml><?xml version="1.0" encoding="utf-8"?>
<math xmlns="http://www.w3.org/1998/Math/MathML" display="block">
  <semantics>
    <mrow>
      <msub>
        <mi>B</mi>
        <mrow>
          <mo fence="true" form="prefix" stretchy="false">[</mo>
          <mrow>
            <mrow>
              <mi>ψ</mi>
              <mi>ψ</mi>
            </mrow>
          </mrow>
          <mo fence="true" form="postfix" stretchy="false">]</mo>
        </mrow>
      </msub>
      <mrow>
        <mi>β</mi>
        <mo stretchy="false">=</mo>
        <msub>
          <mi>B</mi>
          <mrow>
            <mo fence="true" form="prefix" stretchy="false">[</mo>
            <mrow>
              <mrow>
                <mi>V</mi>
                <mi>ψ</mi>
              </mrow>
            </mrow>
            <mo fence="true" form="postfix" stretchy="false">]</mo>
          </mrow>
        </msub>
      </mrow>
    </mrow>
    <annotation encoding="StarMath 5.0">B_{[%psi %psi]} %beta =  B_{[V %psi]}</annotation>
  </semantics>
</math>
</file>

<file path=Object 82/content.xml><?xml version="1.0" encoding="utf-8"?>
<math xmlns="http://www.w3.org/1998/Math/MathML" display="block">
  <semantics>
    <mrow>
      <mrow>
        <msub>
          <mrow>
            <mo fence="true" form="prefix" stretchy="false">[</mo>
            <mrow>
              <msub>
                <mi>B</mi>
                <mrow>
                  <mo fence="true" form="prefix" stretchy="false">[</mo>
                  <mrow>
                    <mrow>
                      <mi>ψ</mi>
                      <mi>ψ</mi>
                    </mrow>
                  </mrow>
                  <mo fence="true" form="postfix" stretchy="false">]</mo>
                </mrow>
              </msub>
            </mrow>
            <mo fence="true" form="postfix" stretchy="false">]</mo>
          </mrow>
          <mi mathvariant="italic">rl</mi>
        </msub>
        <mo stretchy="false">=</mo>
        <msub>
          <mrow>
            <mo fence="true" form="prefix" stretchy="false">[</mo>
            <mrow>
              <mrow>
                <mi mathvariant="normal">Ε</mi>
                <mrow>
                  <mo fence="true" form="prefix" stretchy="false">(</mo>
                  <mrow>
                    <mrow>
                      <msub>
                        <mi>ψ</mi>
                        <mi>r</mi>
                      </msub>
                      <mrow>
                        <mo fence="true" form="prefix" stretchy="false">(</mo>
                        <mrow>
                          <msub>
                            <mi>S</mi>
                            <mrow>
                              <mi>k</mi>
                              <mo stretchy="false">−</mo>
                              <mn>1</mn>
                            </mrow>
                          </msub>
                        </mrow>
                        <mo fence="true" form="postfix" stretchy="false">)</mo>
                      </mrow>
                      <msub>
                        <mi>ψ</mi>
                        <mi>l</mi>
                      </msub>
                      <mrow>
                        <mo fence="true" form="prefix" stretchy="false">(</mo>
                        <mrow>
                          <msub>
                            <mi>S</mi>
                            <mrow>
                              <mi>k</mi>
                              <mo stretchy="false">−</mo>
                              <mn>1</mn>
                            </mrow>
                          </msub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  <mi mathvariant="italic">rl</mi>
        </msub>
        <mo stretchy="false">≈</mo>
        <msup>
          <mi>N</mi>
          <mrow>
            <mo stretchy="false">−</mo>
            <mn>1</mn>
          </mrow>
        </msup>
      </mrow>
      <mrow>
        <msubsup>
          <mo stretchy="false">∑</mo>
          <mrow>
            <mi>i</mi>
            <mo stretchy="false">=</mo>
            <mn>1</mn>
          </mrow>
          <mi>N</mi>
        </msubsup>
        <mrow>
          <msub>
            <mi>ψ</mi>
            <mi>r</mi>
          </msub>
          <mrow>
            <mo fence="true" form="prefix" stretchy="false">(</mo>
            <mrow>
              <msubsup>
                <mi>S</mi>
                <mrow>
                  <mi>k</mi>
                  <mo stretchy="false">−</mo>
                  <mn>1</mn>
                </mrow>
                <mrow>
                  <mo fence="true" form="prefix" stretchy="false">(</mo>
                  <mrow>
                    <mi>i</mi>
                  </mrow>
                  <mo fence="true" form="postfix" stretchy="false">)</mo>
                </mrow>
              </msubsup>
            </mrow>
            <mo fence="true" form="postfix" stretchy="false">)</mo>
          </mrow>
          <msub>
            <mi>ψ</mi>
            <mi>l</mi>
          </msub>
          <mrow>
            <mo fence="true" form="prefix" stretchy="false">(</mo>
            <mrow>
              <msubsup>
                <mi>S</mi>
                <mrow>
                  <mi>k</mi>
                  <mo stretchy="false">−</mo>
                  <mn>1</mn>
                </mrow>
                <mrow>
                  <mo fence="true" form="prefix" stretchy="false">(</mo>
                  <mrow>
                    <mi>i</mi>
                  </mrow>
                  <mo fence="true" form="postfix" stretchy="false">)</mo>
                </mrow>
              </msubsup>
            </mrow>
            <mo fence="true" form="postfix" stretchy="false">)</mo>
          </mrow>
        </mrow>
      </mrow>
    </mrow>
    <annotation encoding="StarMath 5.0">[B_{ [%psi %psi] }]_{rl} = [ %EPSILON( %psi_r(S_{k-1}) %psi_l(S_{k-1}) ) ]_{rl}
approx N^{-1} sum_{ i=1 }^{ N }{ %psi_r(S_{k-1}^{(i)}) %psi_l(S_{k-1}^{(i)}) }</annotation>
  </semantics>
</math>
</file>

<file path=Object 83/content.xml><?xml version="1.0" encoding="utf-8"?>
<math xmlns="http://www.w3.org/1998/Math/MathML" display="block">
  <semantics>
    <mrow>
      <mrow>
        <msub>
          <mrow>
            <mo fence="true" form="prefix" stretchy="false">[</mo>
            <mrow>
              <msub>
                <mi>B</mi>
                <mrow>
                  <mi>V</mi>
                  <mi>ψ</mi>
                </mrow>
              </msub>
            </mrow>
            <mo fence="true" form="postfix" stretchy="false">]</mo>
          </mrow>
          <mi>l</mi>
        </msub>
        <mo stretchy="false">=</mo>
        <mi mathvariant="normal">Ε</mi>
      </mrow>
      <mrow>
        <mrow>
          <mo fence="true" form="prefix" stretchy="false">(</mo>
          <mrow>
            <mrow>
              <mi mathvariant="italic">max</mi>
              <mrow>
                <mo fence="true" form="prefix" stretchy="false">(</mo>
                <mrow>
                  <mrow>
                    <msub>
                      <mi>C</mi>
                      <mi>k</mi>
                    </msub>
                    <mi>,</mi>
                    <msub>
                      <mi>h</mi>
                      <mi>k</mi>
                    </msub>
                  </mrow>
                </mrow>
                <mo fence="true" form="postfix" stretchy="false">)</mo>
              </mrow>
              <msub>
                <mi>ψ</mi>
                <mi>l</mi>
              </msub>
              <mrow>
                <mo fence="true" form="prefix" stretchy="false">(</mo>
                <mrow>
                  <msub>
                    <mi>S</mi>
                    <mrow>
                      <mi>k</mi>
                      <mo stretchy="false">−</mo>
                      <mn>1</mn>
                    </mrow>
                  </msub>
                </mrow>
                <mo fence="true" form="postfix" stretchy="false">)</mo>
              </mrow>
            </mrow>
          </mrow>
          <mo fence="true" form="postfix" stretchy="false">)</mo>
        </mrow>
        <mo stretchy="false">≈</mo>
        <msup>
          <mi>N</mi>
          <mrow>
            <mo stretchy="false">−</mo>
            <mn>1</mn>
          </mrow>
        </msup>
      </mrow>
      <mrow>
        <msubsup>
          <mo stretchy="false">∑</mo>
          <mrow>
            <mi>i</mi>
            <mo stretchy="false">=</mo>
            <mn>1</mn>
          </mrow>
          <mi>N</mi>
        </msubsup>
        <mrow>
          <mi mathvariant="italic">max</mi>
          <mrow>
            <mo fence="true" form="prefix" stretchy="false">(</mo>
            <mrow>
              <mrow>
                <msubsup>
                  <mi>C</mi>
                  <mi>k</mi>
                  <mrow>
                    <mo fence="true" form="prefix" stretchy="false">(</mo>
                    <mrow>
                      <mi>i</mi>
                    </mrow>
                    <mo fence="true" form="postfix" stretchy="false">)</mo>
                  </mrow>
                </msubsup>
                <mi>,</mi>
                <msubsup>
                  <mi>h</mi>
                  <mi>k</mi>
                  <mrow>
                    <mo fence="true" form="prefix" stretchy="false">(</mo>
                    <mrow>
                      <mi>i</mi>
                    </mrow>
                    <mo fence="true" form="postfix" stretchy="false">)</mo>
                  </mrow>
                </msubsup>
              </mrow>
            </mrow>
            <mo fence="true" form="postfix" stretchy="false">)</mo>
          </mrow>
          <msub>
            <mi>ψ</mi>
            <mi>l</mi>
          </msub>
          <mrow>
            <mo fence="true" form="prefix" stretchy="false">(</mo>
            <mrow>
              <msubsup>
                <mi>S</mi>
                <mrow>
                  <mi>k</mi>
                  <mo stretchy="false">−</mo>
                  <mn>1</mn>
                </mrow>
                <mrow>
                  <mo fence="true" form="prefix" stretchy="false">(</mo>
                  <mrow>
                    <mi>i</mi>
                  </mrow>
                  <mo fence="true" form="postfix" stretchy="false">)</mo>
                </mrow>
              </msubsup>
            </mrow>
            <mo fence="true" form="postfix" stretchy="false">)</mo>
          </mrow>
        </mrow>
      </mrow>
    </mrow>
    <annotation encoding="StarMath 5.0">[ B_{V %psi} ]_l = %EPSILON ( max(C_{k}, h_k) %psi_l(S_{k-1}) )
approx N^{-1} sum_{ i=1 }^{ N }{ max(C_{k}^{(i)}, h_k^{(i)}) %psi_l(S_{k-1}^{(i)}) }</annotation>
  </semantics>
</math>
</file>

<file path=Object 84/content.xml><?xml version="1.0" encoding="utf-8"?>
<math xmlns="http://www.w3.org/1998/Math/MathML" display="block">
  <semantics>
    <mrow>
      <mrow>
        <msubsup>
          <mi>C</mi>
          <mrow>
            <mi>k</mi>
            <mo stretchy="false">−</mo>
            <mn>1</mn>
          </mrow>
          <mrow>
            <mo fence="true" form="prefix" stretchy="false">(</mo>
            <mrow>
              <mi>i</mi>
            </mrow>
            <mo fence="true" form="postfix" stretchy="false">)</mo>
          </mrow>
        </msubsup>
        <mo stretchy="false">≈</mo>
        <msubsup>
          <mi>C</mi>
          <mrow>
            <mi>k</mi>
            <mo stretchy="false">−</mo>
            <mn>1</mn>
          </mrow>
          <mi mathvariant="italic">estim</mi>
        </msubsup>
      </mrow>
      <mrow>
        <mo fence="true" form="prefix" stretchy="false">(</mo>
        <mrow>
          <msubsup>
            <mi>S</mi>
            <mrow>
              <mi>k</mi>
              <mo stretchy="false">−</mo>
              <mn>1</mn>
            </mrow>
            <mrow>
              <mo fence="true" form="prefix" stretchy="false">(</mo>
              <mrow>
                <mi>i</mi>
              </mrow>
              <mo fence="true" form="postfix" stretchy="false">)</mo>
            </mrow>
          </msubsup>
        </mrow>
        <mo fence="true" form="postfix" stretchy="false">)</mo>
      </mrow>
    </mrow>
    <annotation encoding="StarMath 5.0">C_{ k - 1 }^( i ) approx C_{ k - 1 }^{estim} ( S_{k-1}^{(i)} )</annotation>
  </semantics>
</math>
</file>

<file path=Object 85/content.xml><?xml version="1.0" encoding="utf-8"?>
<math xmlns="http://www.w3.org/1998/Math/MathML" display="block">
  <semantics>
    <mrow>
      <mi>τ</mi>
      <mo stretchy="false">=</mo>
      <msub>
        <mi>t</mi>
        <mrow>
          <mi>k</mi>
          <mtext>*</mtext>
        </mrow>
      </msub>
    </mrow>
    <annotation encoding="StarMath 5.0">%tau = t_{k"*"}</annotation>
  </semantics>
</math>
</file>

<file path=Object 86/content.xml><?xml version="1.0" encoding="utf-8"?>
<math xmlns="http://www.w3.org/1998/Math/MathML" display="block">
  <semantics>
    <msub>
      <mrow>
        <mo fence="true" form="prefix" stretchy="false">(</mo>
        <mrow>
          <mrow>
            <mi>h</mi>
            <mrow>
              <mo fence="true" form="prefix" stretchy="false">(</mo>
              <mrow>
                <msubsup>
                  <mi>S</mi>
                  <mrow>
                    <mi>k</mi>
                    <mtext>*</mtext>
                  </mrow>
                  <mrow>
                    <mo fence="true" form="prefix" stretchy="false">(</mo>
                    <mrow>
                      <mi>i</mi>
                    </mrow>
                    <mo fence="true" form="postfix" stretchy="false">)</mo>
                  </mrow>
                </msubsup>
              </mrow>
              <mo fence="true" form="postfix" stretchy="false">)</mo>
            </mrow>
          </mrow>
        </mrow>
        <mo fence="true" form="postfix" stretchy="false">)</mo>
      </mrow>
      <mrow>
        <mrow>
          <mi>i</mi>
          <mo stretchy="false">=</mo>
          <mn>1</mn>
        </mrow>
        <mi>,</mi>
        <mn>...</mn>
        <mi>,</mi>
        <mi>N</mi>
      </mrow>
    </msub>
    <annotation encoding="StarMath 5.0">( h( S_{ k"*" }^{(i)} ) )_{ i=1,...,N }</annotation>
  </semantics>
</math>
</file>

<file path=Object 87/content.xml><?xml version="1.0" encoding="utf-8"?>
<math xmlns="http://www.w3.org/1998/Math/MathML" display="block">
  <semantics>
    <mrow>
      <mi>k</mi>
      <mrow>
        <mtext>*</mtext>
        <mo stretchy="false">=</mo>
        <mi mathvariant="italic">min</mi>
      </mrow>
      <mrow>
        <mo fence="true" form="prefix" stretchy="false">{</mo>
        <mrow>
          <mrow>
            <mi>k</mi>
            <mo stretchy="false">∣</mo>
            <msub>
              <mi>h</mi>
              <mi>k</mi>
            </msub>
            <mo stretchy="false">&gt;</mo>
            <msub>
              <mi>C</mi>
              <mi>k</mi>
            </msub>
          </mrow>
        </mrow>
        <mo fence="true" form="postfix" stretchy="false">}</mo>
      </mrow>
    </mrow>
    <annotation encoding="StarMath 5.0"> k"*" = min lbrace k divides h_k &gt; C_k rbrace</annotation>
  </semantics>
</math>
</file>

<file path=Object 88/content.xml><?xml version="1.0" encoding="utf-8"?>
<math xmlns="http://www.w3.org/1998/Math/MathML" display="block">
  <semantics>
    <mrow>
      <msup>
        <mi>e</mi>
        <mrow>
          <mrow>
            <mo stretchy="false">−</mo>
            <mi>r</mi>
          </mrow>
          <msup>
            <mi>τ</mi>
            <mrow>
              <mo fence="true" form="prefix" stretchy="false">(</mo>
              <mrow>
                <mi>i</mi>
              </mrow>
              <mo fence="true" form="postfix" stretchy="false">)</mo>
            </mrow>
          </msup>
        </mrow>
      </msup>
      <mo stretchy="false">×</mo>
      <msubsup>
        <mi>h</mi>
        <mrow>
          <mi>k</mi>
          <mtext>*</mtext>
        </mrow>
        <mrow>
          <mo fence="true" form="prefix" stretchy="false">(</mo>
          <mrow>
            <mi>i</mi>
          </mrow>
          <mo fence="true" form="postfix" stretchy="false">)</mo>
        </mrow>
      </msubsup>
    </mrow>
    <annotation encoding="StarMath 5.0">e^{-r %tau^{(i)}} times h_{ k"*" }^{ (i) }</annotation>
  </semantics>
</math>
</file>

<file path=Object 89/content.xml><?xml version="1.0" encoding="utf-8"?>
<math xmlns="http://www.w3.org/1998/Math/MathML" display="block">
  <semantics>
    <mrow>
      <mo stretchy="false">∀</mo>
      <mi>i</mi>
    </mrow>
    <annotation encoding="StarMath 5.0">forall i</annotation>
  </semantics>
</math>
</file>

<file path=Object 9/content.xml><?xml version="1.0" encoding="utf-8"?>
<math xmlns="http://www.w3.org/1998/Math/MathML" display="block">
  <semantics>
    <mfrac>
      <mrow>
        <mo stretchy="false">∂</mo>
        <mi>V</mi>
      </mrow>
      <mrow>
        <mo stretchy="false">∂</mo>
        <mi>σ</mi>
      </mrow>
    </mfrac>
    <annotation encoding="StarMath 5.0">frac{ partial V }{ partial %sigma }</annotation>
  </semantics>
</math>
</file>